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automatic-styles>
    <style:style style:name="dpNormal" style:family="drawing-page" style:display-name="dpNormal">
      <style:drawing-page-properties draw:fill="solid" draw:fill-color="#1A1A1A" presentation:background-objects-visible="true"/>
    </style:style>
    <style:style style:name="dpLab" style:family="drawing-page" style:display-name="dpLab">
      <style:drawing-page-properties draw:fill="solid" draw:fill-color="#2A0000" presentation:background-objects-visible="true"/>
    </style:style>
    <style:style style:name="dpCode" style:family="drawing-page" style:display-name="dpCode">
      <style:drawing-page-properties draw:fill="solid" draw:fill-color="#2D2D2D" presentation:background-objects-visible="true"/>
    </style:style>
    <style:style style:name="tsH1" style:family="text" style:display-name="tsH1">
      <style:text-properties fo:color="#EE0000" fo:font-size="36pt" fo:font-family="Liberation Sans" fo:font-weight="bold"/>
    </style:style>
    <style:style style:name="tsH1Lab" style:family="text" style:display-name="tsH1Lab">
      <style:text-properties fo:color="#CC0000" fo:font-size="28pt" fo:font-family="Liberation Sans" fo:font-weight="bold"/>
    </style:style>
    <style:style style:name="tsSub" style:family="text" style:display-name="tsSub">
      <style:text-properties fo:color="#888888" fo:font-size="22pt" fo:font-family="Liberation Sans" fo:font-style="italic"/>
    </style:style>
    <style:style style:name="tsBullet" style:family="text" style:display-name="tsBullet">
      <style:text-properties fo:color="#F0F0F0" fo:font-size="18pt" fo:font-family="Liberation Sans"/>
    </style:style>
    <style:style style:name="tsObj" style:family="text" style:display-name="tsObj">
      <style:text-properties fo:color="#F0F0F0" fo:font-size="20pt" fo:font-family="Liberation Sans"/>
    </style:style>
    <style:style style:name="tsDiag" style:family="text" style:display-name="tsDiag">
      <style:text-properties fo:color="#F0F0F0" fo:font-size="11pt" fo:font-family="DejaVu Sans Mono"/>
    </style:style>
    <style:style style:name="tsSmall" style:family="text" style:display-name="tsSmall">
      <style:text-properties fo:color="#888888" fo:font-size="14pt" fo:font-family="Liberation Sans"/>
    </style:style>
    <style:style style:name="tsLabStep" style:family="text" style:display-name="tsLabStep">
      <style:text-properties fo:color="#F0F0F0" fo:font-size="17pt" fo:font-family="Liberation Sans"/>
    </style:style>
    <style:style style:name="psTitle" style:family="paragraph" style:display-name="psTitle">
      <style:paragraph-properties fo:margin-top="0.3cm" fo:margin-left="0cm"/>
    </style:style>
    <style:style style:name="psSub" style:family="paragraph" style:display-name="psSub">
      <style:paragraph-properties fo:margin-top="0.4cm" fo:margin-left="0cm"/>
    </style:style>
    <style:style style:name="psBullet" style:family="paragraph" style:display-name="psBullet">
      <style:paragraph-properties fo:margin-top="0.12cm" fo:margin-left="0.4cm"/>
    </style:style>
    <style:style style:name="psObj" style:family="paragraph" style:display-name="psObj">
      <style:paragraph-properties fo:margin-top="0.2cm" fo:margin-left="0cm"/>
    </style:style>
    <style:style style:name="psCode" style:family="paragraph" style:display-name="psCode">
      <style:paragraph-properties fo:margin-top="0cm" fo:margin-left="0.1cm" fo:line-height="110%"/>
    </style:style>
    <style:style style:name="psSmall" style:family="paragraph" style:display-name="psSmall">
      <style:paragraph-properties fo:margin-top="0.15cm" fo:margin-left="0cm"/>
    </style:style>
    <style:style style:name="gsFrame" style:family="graphic" style:display-name="gsFrame">
      <style:graphic-properties draw:fill="none" draw:stroke="none" fo:padding-left="0.3cm" fo:padding-right="0.3cm" fo:padding-top="0.2cm" fo:padding-bottom="0.2cm"/>
    </style:style>
    <style:style style:name="gsCode" style:family="graphic" style:display-name="gsCode">
      <style:graphic-properties draw:fill="solid" draw:stroke="none" fo:padding-left="0.5cm" fo:padding-right="0.5cm" fo:padding-top="0.4cm" fo:padding-bottom="0.4cm" draw:fill-color="#2D2D2D" fo:overflow-behavior="clip" draw:auto-grow-height="false" draw:auto-grow-width="false" style:wrap="none"/>
    </style:style>
    <style:style style:name="gsBanner" style:family="graphic" style:display-name="gsBanner">
      <style:graphic-properties draw:fill="solid" draw:stroke="none" fo:padding-left="0.6cm" fo:padding-right="0.6cm" fo:padding-top="0.3cm" fo:padding-bottom="0.3cm" draw:fill-color="#CC0000"/>
    </style:style>
    <style:style style:name="tcsHeader" style:family="table-cell" style:display-name="tcsHeader">
      <style:table-cell-properties fo:background-color="#CC0000" fo:border="0.05cm solid #CC0000" fo:padding="0.18cm"/>
    </style:style>
    <style:style style:name="tcsRowA" style:family="table-cell" style:display-name="tcsRowA">
      <style:table-cell-properties fo:background-color="#252525" fo:border="0.05cm solid #444444" fo:padding="0.18cm"/>
    </style:style>
    <style:style style:name="tcsRowB" style:family="table-cell" style:display-name="tcsRowB">
      <style:table-cell-properties fo:background-color="#1E1E1E" fo:border="0.05cm solid #444444" fo:padding="0.18cm"/>
    </style:style>
    <style:style style:name="tsTh" style:family="text" style:display-name="tsTh">
      <style:text-properties fo:color="#F0F0F0" fo:font-size="17pt" fo:font-family="Liberation Sans" fo:font-weight="bold"/>
    </style:style>
    <style:style style:name="tsTd" style:family="text" style:display-name="tsTd">
      <style:text-properties fo:color="#F0F0F0" fo:font-size="16pt" fo:font-family="Liberation Sans"/>
    </style:style>
    <style:style style:name="psCell" style:family="paragraph" style:display-name="psCell">
      <style:paragraph-properties fo:margin-top="0.05cm" fo:margin-left="0cm"/>
    </style:style>
    <style:style style:name="tsCodeDyn_11_A8FF60_DejaVuSansMono" style:family="text" style:display-name="tsCodeDyn_11_A8FF60_DejaVuSansMono">
      <style:text-properties fo:color="#A8FF60" fo:font-size="11pt" fo:font-family="DejaVu Sans Mono"/>
    </style:style>
    <style:style style:name="tsCodeDyn_10_A8FF60_DejaVuSansMono" style:family="text" style:display-name="tsCodeDyn_10_A8FF60_DejaVuSansMono">
      <style:text-properties fo:color="#A8FF60" fo:font-size="10pt" fo:font-family="DejaVu Sans Mono"/>
    </style:style>
  </office:automatic-styles>
  <office:body>
    <office:presentation>
      <draw:page draw:style-name="dpNormal" draw:master-page-name="RHELDark">
        <draw:frame draw:style-name="gsFrame" svg:x="1.5cm" svg:y="4.5cm" svg:width="30.87cm" svg:height="5cm">
          <draw:text-box>
            <text:p text:style-name="psTitle"><text:span text:style-name="tsH1">Module 06 — Rich Rules</text:span></text:p>
            <text:p text:style-name="psSub"><text:span text:style-name="tsSub">Firewalld: Zero to Expert on RHEL 10</text:span></text:p>
          </draw:text-box>
        </draw:frame>
        <draw:frame draw:style-name="gsFrame" svg:x="1.5cm" svg:y="17.5cm" svg:width="30.87cm" svg:height="0.7cm">
          <draw:text-box>
            <text:p text:style-name="psSmall"><text:span text:style-name="tsSmall">Red Hat Enterprise Linux 10  |  Instructor Edition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Master the rich rule language — firewalld's most expressive rule syntax. Rich rules let you combine source/destination matching, service/port matching, logging, and auditing in a single statement, with priority control and timeout support. They bridge the gap between simple service rules and complex per-IP policy enforcement.</text:span></text:p>
            </draw:text-box>
          </draw:frame>
        </presentation:notes>
      </draw:page>
      <draw:page draw:style-name="dpNormal" draw:master-page-name="RHELDark">
        <draw:frame draw:style-name="gsFrame" svg:x="1.5cm" svg:y="0.6cm" svg:width="30.87cm" svg:height="2cm">
          <draw:text-box>
            <text:p text:style-name="psTitle"><text:span text:style-name="tsH1">Learning Objectives</text:span></text:p>
          </draw:text-box>
        </draw:frame>
        <draw:frame draw:style-name="gsFrame" svg:x="1.5cm" svg:y="3cm" svg:width="30.87cm" svg:height="15.5cm">
          <draw:text-box>
            <text:p text:style-name="psObj"><text:span text:style-name="tsObj">▸  Master the rich rule language — firewalld's most expressive rule syntax.</text:span></text:p>
            <text:p text:style-name="psObj"><text:span text:style-name="tsObj">▸  Rich rules let you combine source/destination matching, service/port matching, logging, and auditing in a single statement, with priority control and timeout support.</text:span></text:p>
            <text:p text:style-name="psObj"><text:span text:style-name="tsObj">▸  They bridge the gap between simple service rules and complex per-IP policy enforcement.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Master the rich rule language — firewalld's most expressive rule syntax. Rich rules let you combine source/destination matching, service/port matching, logging, and auditing in a single statement, with priority control and timeout support. They bridge the gap between simple service rules and complex per-IP policy enforcement.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. Why Rich Rules?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Zone services and ports are coarse-grained: "allow HTTP from everywhere in this zone." Policies add direction. Rich rules add precision:</text:span></text:p>
            <text:p text:style-name="psBullet"><text:span text:style-name="tsBullet">• Allow HTTP, but only from this specific subnet</text:span></text:p>
            <text:p text:style-name="psBullet"><text:span text:style-name="tsBullet">• Allow SSH, but log every new connection</text:span></text:p>
            <text:p text:style-name="psBullet"><text:span text:style-name="tsBullet">• Drop traffic from a specific IP, but reject (not drop) everything else</text:span></text:p>
            <text:p text:style-name="psBullet"><text:span text:style-name="tsBullet">• Allow a source IP through for 2 hours, then automatically revert</text:span></text:p>
            <text:p text:style-name="psBullet"><text:span text:style-name="tsBullet">• Accept packets, but audit them for compliance logging</text:span></text:p>
            <text:p text:style-name="psBullet"><text:span text:style-name="tsBullet">• Combine multiple conditions: family=IPv4, source=X, destination=Y, port=Z</text:span></text:p>
            <text:p text:style-name="psBullet"><text:span text:style-name="tsBullet">Rich rules can be attached to both zones and policies. They follow the same two-layer (runtime/permanent) model as all other firewalld configuration.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Zone services and ports are coarse-grained: "allow HTTP from everywhere in this</text:span></text:p>
              <text:p text:style-name="psCode"><text:span text:style-name="tsDiag">zone." Policies add direction. Rich rules add precision:</text:span></text:p>
              <text:p text:style-name="psCode"><text:span text:style-name="tsDiag"> </text:span></text:p>
              <text:p text:style-name="psCode"><text:span text:style-name="tsDiag">- Allow HTTP, but **only from this specific subnet**</text:span></text:p>
              <text:p text:style-name="psCode"><text:span text:style-name="tsDiag">- Allow SSH, but **log every new connection**</text:span></text:p>
              <text:p text:style-name="psCode"><text:span text:style-name="tsDiag">- Drop traffic from a specific IP, but **reject (not drop) everything else**</text:span></text:p>
              <text:p text:style-name="psCode"><text:span text:style-name="tsDiag">- Allow a source IP through for **2 hours**, then automatically revert</text:span></text:p>
              <text:p text:style-name="psCode"><text:span text:style-name="tsDiag">- Accept packets, but **audit** them for compliance logging</text:span></text:p>
              <text:p text:style-name="psCode"><text:span text:style-name="tsDiag">- Combine multiple conditions: family=IPv4, source=X, destination=Y, port=Z</text:span></text:p>
              <text:p text:style-name="psCode"><text:span text:style-name="tsDiag"> </text:span></text:p>
              <text:p text:style-name="psCode"><text:span text:style-name="tsDiag">Rich rules can be attached to both **zones** and **policies**. They follow the</text:span></text:p>
              <text:p text:style-name="psCode"><text:span text:style-name="tsDiag">same two-layer (runtime/permanent) model as all other firewalld configuration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2. Rich Rule Grammar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e rich rule language is a structured string syntax. The full grammar:</text:span></text:p>
            <text:p text:style-name="psBullet"><text:span text:style-name="tsBullet">Every element is optional except the final action. Conditions are combined with implicit AND — a packet must match all specified conditions.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e rich rule language is a structured string syntax. The full grammar: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[family="ipv4|ipv6"] [priority="N"]</text:span></text:p>
              <text:p text:style-name="psCode"><text:span text:style-name="tsDiag">  [source [not] address="addr[/mask]" | mac="mac" | ipset="setname"]</text:span></text:p>
              <text:p text:style-name="psCode"><text:span text:style-name="tsDiag">  [destination [not] address="addr[/mask]"]</text:span></text:p>
              <text:p text:style-name="psCode"><text:span text:style-name="tsDiag">  [service name="svcname" |</text:span></text:p>
              <text:p text:style-name="psCode"><text:span text:style-name="tsDiag">   port port="portspec" protocol="tcp|udp|sctp|dccp" |</text:span></text:p>
              <text:p text:style-name="psCode"><text:span text:style-name="tsDiag">   protocol value="proto" |</text:span></text:p>
              <text:p text:style-name="psCode"><text:span text:style-name="tsDiag">   icmp-type name="icmptype" |</text:span></text:p>
              <text:p text:style-name="psCode"><text:span text:style-name="tsDiag">   icmp-block name="icmptype" |</text:span></text:p>
              <text:p text:style-name="psCode"><text:span text:style-name="tsDiag">   masquerade |</text:span></text:p>
              <text:p text:style-name="psCode"><text:span text:style-name="tsDiag">   forward-port port="port" protocol="proto" to-port="port" [to-addr="addr"]]</text:span></text:p>
              <text:p text:style-name="psCode"><text:span text:style-name="tsDiag">  [log [prefix="text"] [level="loglevel"] [limit value="rate/duration"]]</text:span></text:p>
              <text:p text:style-name="psCode"><text:span text:style-name="tsDiag">  [audit [type="type"] [limit value="rate/duration"]]</text:span></text:p>
              <text:p text:style-name="psCode"><text:span text:style-name="tsDiag">  [accept | reject [type="rejecttype"] | drop | mark set="value"]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very element is optional except the final action. Conditions are combined with</text:span></text:p>
              <text:p text:style-name="psCode"><text:span text:style-name="tsDiag">implicit AND — a packet must match all specified conditions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2. Rich Rule Grammar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rule [family="ipv4|ipv6"] [priority="N"]</text:span><text:line-break/><text:span text:style-name="tsCodeDyn_11_A8FF60_DejaVuSansMono">  [source [not] address="addr[/mask]" | mac="mac" | ipset="setname"]</text:span><text:line-break/><text:span text:style-name="tsCodeDyn_11_A8FF60_DejaVuSansMono">  [destination [not] address="addr[/mask]"]</text:span><text:line-break/><text:span text:style-name="tsCodeDyn_11_A8FF60_DejaVuSansMono">  [service name="svcname" |</text:span><text:line-break/><text:span text:style-name="tsCodeDyn_11_A8FF60_DejaVuSansMono">   port port="portspec" protocol="tcp|udp|sctp|dccp" |</text:span><text:line-break/><text:span text:style-name="tsCodeDyn_11_A8FF60_DejaVuSansMono">   protocol value="proto" |</text:span><text:line-break/><text:span text:style-name="tsCodeDyn_11_A8FF60_DejaVuSansMono">   icmp-type name="icmptype" |</text:span><text:line-break/><text:span text:style-name="tsCodeDyn_11_A8FF60_DejaVuSansMono">   icmp-block name="icmptype" |</text:span><text:line-break/><text:span text:style-name="tsCodeDyn_11_A8FF60_DejaVuSansMono">   masquerade |</text:span><text:line-break/><text:span text:style-name="tsCodeDyn_11_A8FF60_DejaVuSansMono">   forward-port port="port" protocol="proto" to-port="port" [to-addr="addr"]]</text:span><text:line-break/><text:span text:style-name="tsCodeDyn_11_A8FF60_DejaVuSansMono">  [log [prefix="text"] [level="loglevel"] [limit value="rate/duration"]]</text:span><text:line-break/><text:span text:style-name="tsCodeDyn_11_A8FF60_DejaVuSansMono">  [audit [type="type"] [limit value="rate/duration"]]</text:span><text:line-break/><text:span text:style-name="tsCodeDyn_11_A8FF60_DejaVuSansMono">  [accept | reject [type="rejecttype"] | drop | mark set="value"]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ule [family="ipv4|ipv6"] [priority="N"]</text:span></text:p>
              <text:p text:style-name="psCode"><text:span text:style-name="tsDiag">  [source [not] address="addr[/mask]" | mac="mac" | ipset="setname"]</text:span></text:p>
              <text:p text:style-name="psCode"><text:span text:style-name="tsDiag">  [destination [not] address="addr[/mask]"]</text:span></text:p>
              <text:p text:style-name="psCode"><text:span text:style-name="tsDiag">  [service name="svcname" |</text:span></text:p>
              <text:p text:style-name="psCode"><text:span text:style-name="tsDiag">   port port="portspec" protocol="tcp|udp|sctp|dccp" |</text:span></text:p>
              <text:p text:style-name="psCode"><text:span text:style-name="tsDiag">   protocol value="proto" |</text:span></text:p>
              <text:p text:style-name="psCode"><text:span text:style-name="tsDiag">   icmp-type name="icmptype" |</text:span></text:p>
              <text:p text:style-name="psCode"><text:span text:style-name="tsDiag">   icmp-block name="icmptype" |</text:span></text:p>
              <text:p text:style-name="psCode"><text:span text:style-name="tsDiag">   masquerade |</text:span></text:p>
              <text:p text:style-name="psCode"><text:span text:style-name="tsDiag">   forward-port port="port" protocol="proto" to-port="port" [to-addr="addr"]]</text:span></text:p>
              <text:p text:style-name="psCode"><text:span text:style-name="tsDiag">  [log [prefix="text"] [level="loglevel"] [limit value="rate/duration"]]</text:span></text:p>
              <text:p text:style-name="psCode"><text:span text:style-name="tsDiag">  [audit [type="type"] [limit value="rate/duration"]]</text:span></text:p>
              <text:p text:style-name="psCode"><text:span text:style-name="tsDiag">  [accept | reject [type="rejecttype"] | drop | mark set="value"]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3. Match Element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family — address family</text:span></text:p>
            <text:p text:style-name="psBullet"><text:span text:style-name="tsBullet">Without family, the rule applies to both IPv4 and IPv6. Specifying family is required when using IPv4-only or IPv6-only addresses.</text:span></text:p>
            <text:p text:style-name="psBullet"><text:span text:style-name="tsBullet">◆ source — match source address</text:span></text:p>
            <text:p text:style-name="psBullet"><text:span text:style-name="tsBullet">◆ destination — match destination address</text:span></text:p>
            <text:p text:style-name="psBullet"><text:span text:style-name="tsBullet">Destination matching in zone rules is less common but useful for multi-homed hosts where you want rules to apply only to traffic destined for a specific interface IP.</text:span></text:p>
            <text:p text:style-name="psBullet"><text:span text:style-name="tsBullet">◆ service — match by service name</text:span></text:p>
            <text:p text:style-name="psBullet"><text:span text:style-name="tsBullet">◆ port — match by port and protocol</text:span></text:p>
            <text:p text:style-name="psBullet"><text:span text:style-name="tsBullet">◆ protocol — match by IP protocol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icmp-type — match specific ICMP type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### `family` — address family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...   # IPv4 packets only</text:span></text:p>
              <text:p text:style-name="psCode"><text:span text:style-name="tsDiag">rule family="ipv6" ...   # IPv6 packets only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Without `family`, the rule applies to both IPv4 and IPv6. Specifying `family`</text:span></text:p>
              <text:p text:style-name="psCode"><text:span text:style-name="tsDiag">is required when using IPv4-only or IPv6-only addresses.</text:span></text:p>
              <text:p text:style-name="psCode"><text:span text:style-name="tsDiag"> </text:span></text:p>
              <text:p text:style-name="psCode"><text:span text:style-name="tsDiag">### `source` — match source address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source address="203.0.113.5" ...</text:span></text:p>
              <text:p text:style-name="psCode"><text:span text:style-name="tsDiag"> </text:span></text:p>
              <text:p text:style-name="psCode"><text:span text:style-name="tsDiag">rule family="ipv4" source address="10.0.0.0/8" ...</text:span></text:p>
              <text:p text:style-name="psCode"><text:span text:style-name="tsDiag"> </text:span></text:p>
              <text:p text:style-name="psCode"><text:span text:style-name="tsDiag">rule family="ipv6" source address="2001:db8::/32" ...</text:span></text:p>
              <text:p text:style-name="psCode"><text:span text:style-name="tsDiag"> </text:span></text:p>
              <text:p text:style-name="psCode"><text:span text:style-name="tsDiag">rule source mac="aa:bb:cc:dd:ee:ff" ...</text:span></text:p>
              <text:p text:style-name="psCode"><text:span text:style-name="tsDiag"> </text:span></text:p>
              <text:p text:style-name="psCode"><text:span text:style-name="tsDiag">rule family="ipv4" source ipset="my_blocklist" ...</text:span></text:p>
              <text:p text:style-name="psCode"><text:span text:style-name="tsDiag"> </text:span></text:p>
              <text:p text:style-name="psCode"><text:span text:style-name="tsDiag">rule family="ipv4" source NOT address="192.168.1.0/24" ...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`destination` — match destination address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destination address="192.168.1.100" ...</text:span></text:p>
              <text:p text:style-name="psCode"><text:span text:style-name="tsDiag"> </text:span></text:p>
              <text:p text:style-name="psCode"><text:span text:style-name="tsDiag">rule family="ipv4" destination NOT address="10.0.0.0/8" ...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Destination matching in zone rules is less common but useful for multi-homed</text:span></text:p>
              <text:p text:style-name="psCode"><text:span text:style-name="tsDiag">hosts where you want rules to apply only to traffic destined for a specific</text:span></text:p>
              <text:p text:style-name="psCode"><text:span text:style-name="tsDiag">interface IP.</text:span></text:p>
              <text:p text:style-name="psCode"><text:span text:style-name="tsDiag"> </text:span></text:p>
              <text:p text:style-name="psCode"><text:span text:style-name="tsDiag">### `service` — match by service name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source address="10.0.0.0/8" service name="ssh" accep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`port` — match by port and protocol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port protocol="tcp" port="8080" accept</text:span></text:p>
              <text:p text:style-name="psCode"><text:span text:style-name="tsDiag">rule family="ipv4" port protocol="tcp" port="8000-8099" accept</text:span></text:p>
              <text:p text:style-name="psCode"><text:span text:style-name="tsDiag">rule family="ipv4" port protocol="udp" port="53" accep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`protocol` — match by IP protocol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protocol value="gre" accept</text:span></text:p>
              <text:p text:style-name="psCode"><text:span text:style-name="tsDiag">rule protocol value="esp" accep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`icmp-type` — match specific ICMP type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icmp-type name="echo-request" drop</text:span></text:p>
              <text:p text:style-name="psCode"><text:span text:style-name="tsDiag">rule family="ipv6" icmp-type name="router-advertisement" accep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3. Match Elements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rule family="ipv4" ...   # IPv4 packets only</text:span><text:line-break/><text:span text:style-name="tsCodeDyn_11_A8FF60_DejaVuSansMono">rule family="ipv6" ...   # IPv6 packets only</text:span><text:line-break/><text:span text:style-name="tsCodeDyn_11_A8FF60_DejaVuSansMono"> </text:span><text:line-break/><text:span text:style-name="tsCodeDyn_11_A8FF60_DejaVuSansMono">rule family="ipv4" source address="203.0.113.5" ...</text:span><text:line-break/><text:span text:style-name="tsCodeDyn_11_A8FF60_DejaVuSansMono"> </text:span><text:line-break/><text:span text:style-name="tsCodeDyn_11_A8FF60_DejaVuSansMono">rule family="ipv4" source address="10.0.0.0/8" ...</text:span><text:line-break/><text:span text:style-name="tsCodeDyn_11_A8FF60_DejaVuSansMono"> </text:span><text:line-break/><text:span text:style-name="tsCodeDyn_11_A8FF60_DejaVuSansMono">rule family="ipv6" source address="2001:db8::/32" ...</text:span><text:line-break/><text:span text:style-name="tsCodeDyn_11_A8FF60_DejaVuSansMono"> </text:span><text:line-break/><text:span text:style-name="tsCodeDyn_11_A8FF60_DejaVuSansMono">rule source mac="aa:bb:cc:dd:ee:ff" ...</text:span><text:line-break/><text:span text:style-name="tsCodeDyn_11_A8FF60_DejaVuSansMono"> </text:span><text:line-break/><text:span text:style-name="tsCodeDyn_11_A8FF60_DejaVuSansMono">rule family="ipv4" source ipset="my_blocklist" ...</text:span><text:line-break/><text:span text:style-name="tsCodeDyn_11_A8FF60_DejaVuSansMono"> </text:span><text:line-break/><text:span text:style-name="tsCodeDyn_11_A8FF60_DejaVuSansMono">rule family="ipv4" source NOT address="192.168.1.0/24" ...</text:span><text:line-break/><text:span text:style-name="tsCodeDyn_11_A8FF60_DejaVuSansMono"> </text:span><text:line-break/><text:span text:style-name="tsCodeDyn_11_A8FF60_DejaVuSansMono">rule family="ipv4" destination address="192.168.1.100" ...</text:span><text:line-break/><text:span text:style-name="tsCodeDyn_11_A8FF60_DejaVuSansMono"> </text:span><text:line-break/><text:span text:style-name="tsCodeDyn_11_A8FF60_DejaVuSansMono">rule family="ipv4" destination NOT address="10.0.0.0/8" ...</text:span><text:line-break/><text:span text:style-name="tsCodeDyn_11_A8FF60_DejaVuSansMono"> </text:span><text:line-break/><text:span text:style-name="tsCodeDyn_11_A8FF60_DejaVuSansMono">rule family="ipv4" source address="10.0.0.0/8" service name="ssh" accept</text:span><text:line-break/><text:span text:style-name="tsCodeDyn_11_A8FF60_DejaVuSansMono"> </text:span><text:line-break/><text:span text:style-name="tsCodeDyn_11_A8FF60_DejaVuSansMono">rule family="ipv4" port protocol="tcp" port="8080" accept</text:span><text:line-break/><text:span text:style-name="tsCodeDyn_11_A8FF60_DejaVuSansMono">rule family="ipv4" port protocol="tcp" port="8000-8099" accept</text:span><text:line-break/><text:span text:style-name="tsCodeDyn_11_A8FF60_DejaVuSansMono">rule family="ipv4" port protocol="udp" port="53" accept</text:span><text:line-break/><text:span text:style-name="tsCodeDyn_11_A8FF60_DejaVuSansMono"> </text:span><text:line-break/><text:span text:style-name="tsCodeDyn_11_A8FF60_DejaVuSansMono">rule protocol value="gre" accept</text:span><text:line-break/><text:span text:style-name="tsCodeDyn_11_A8FF60_DejaVuSansMono">rule protocol value="esp" accep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ule family="ipv4" ...   # IPv4 packets only</text:span></text:p>
              <text:p text:style-name="psCode"><text:span text:style-name="tsDiag">rule family="ipv6" ...   # IPv6 packets only</text:span></text:p>
              <text:p text:style-name="psCode"><text:span text:style-name="tsDiag"> </text:span></text:p>
              <text:p text:style-name="psCode"><text:span text:style-name="tsDiag">rule family="ipv4" source address="203.0.113.5" ...</text:span></text:p>
              <text:p text:style-name="psCode"><text:span text:style-name="tsDiag"> </text:span></text:p>
              <text:p text:style-name="psCode"><text:span text:style-name="tsDiag">rule family="ipv4" source address="10.0.0.0/8" ...</text:span></text:p>
              <text:p text:style-name="psCode"><text:span text:style-name="tsDiag"> </text:span></text:p>
              <text:p text:style-name="psCode"><text:span text:style-name="tsDiag">rule family="ipv6" source address="2001:db8::/32" ...</text:span></text:p>
              <text:p text:style-name="psCode"><text:span text:style-name="tsDiag"> </text:span></text:p>
              <text:p text:style-name="psCode"><text:span text:style-name="tsDiag">rule source mac="aa:bb:cc:dd:ee:ff" ...</text:span></text:p>
              <text:p text:style-name="psCode"><text:span text:style-name="tsDiag"> </text:span></text:p>
              <text:p text:style-name="psCode"><text:span text:style-name="tsDiag">rule family="ipv4" source ipset="my_blocklist" ...</text:span></text:p>
              <text:p text:style-name="psCode"><text:span text:style-name="tsDiag"> </text:span></text:p>
              <text:p text:style-name="psCode"><text:span text:style-name="tsDiag">rule family="ipv4" source NOT address="192.168.1.0/24" ...</text:span></text:p>
              <text:p text:style-name="psCode"><text:span text:style-name="tsDiag"> </text:span></text:p>
              <text:p text:style-name="psCode"><text:span text:style-name="tsDiag">rule family="ipv4" destination address="192.168.1.100" ...</text:span></text:p>
              <text:p text:style-name="psCode"><text:span text:style-name="tsDiag"> </text:span></text:p>
              <text:p text:style-name="psCode"><text:span text:style-name="tsDiag">rule family="ipv4" destination NOT address="10.0.0.0/8" ...</text:span></text:p>
              <text:p text:style-name="psCode"><text:span text:style-name="tsDiag"> </text:span></text:p>
              <text:p text:style-name="psCode"><text:span text:style-name="tsDiag">rule family="ipv4" source address="10.0.0.0/8" service name="ssh" accept</text:span></text:p>
              <text:p text:style-name="psCode"><text:span text:style-name="tsDiag"> </text:span></text:p>
              <text:p text:style-name="psCode"><text:span text:style-name="tsDiag">rule family="ipv4" port protocol="tcp" port="8080" accept</text:span></text:p>
              <text:p text:style-name="psCode"><text:span text:style-name="tsDiag">rule family="ipv4" port protocol="tcp" port="8000-8099" accept</text:span></text:p>
              <text:p text:style-name="psCode"><text:span text:style-name="tsDiag">rule family="ipv4" port protocol="udp" port="53" accept</text:span></text:p>
              <text:p text:style-name="psCode"><text:span text:style-name="tsDiag"> </text:span></text:p>
              <text:p text:style-name="psCode"><text:span text:style-name="tsDiag">rule protocol value="gre" accept</text:span></text:p>
              <text:p text:style-name="psCode"><text:span text:style-name="tsDiag">rule protocol value="esp" accept</text:span></text:p>
              <text:p text:style-name="psCode"><text:span text:style-name="tsDiag"> </text:span></text:p>
              <text:p text:style-name="psCode"><text:span text:style-name="tsDiag">rule icmp-type name="echo-request" drop</text:span></text:p>
              <text:p text:style-name="psCode"><text:span text:style-name="tsDiag">rule family="ipv6" icmp-type name="router-advertisement" accept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3. Match Elements — Code (cont. 2)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rule icmp-type name="echo-request" drop</text:span><text:line-break/><text:span text:style-name="tsCodeDyn_11_A8FF60_DejaVuSansMono">rule family="ipv6" icmp-type name="router-advertisement" accep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ule family="ipv4" ...   # IPv4 packets only</text:span></text:p>
              <text:p text:style-name="psCode"><text:span text:style-name="tsDiag">rule family="ipv6" ...   # IPv6 packets only</text:span></text:p>
              <text:p text:style-name="psCode"><text:span text:style-name="tsDiag"> </text:span></text:p>
              <text:p text:style-name="psCode"><text:span text:style-name="tsDiag">rule family="ipv4" source address="203.0.113.5" ...</text:span></text:p>
              <text:p text:style-name="psCode"><text:span text:style-name="tsDiag"> </text:span></text:p>
              <text:p text:style-name="psCode"><text:span text:style-name="tsDiag">rule family="ipv4" source address="10.0.0.0/8" ...</text:span></text:p>
              <text:p text:style-name="psCode"><text:span text:style-name="tsDiag"> </text:span></text:p>
              <text:p text:style-name="psCode"><text:span text:style-name="tsDiag">rule family="ipv6" source address="2001:db8::/32" ...</text:span></text:p>
              <text:p text:style-name="psCode"><text:span text:style-name="tsDiag"> </text:span></text:p>
              <text:p text:style-name="psCode"><text:span text:style-name="tsDiag">rule source mac="aa:bb:cc:dd:ee:ff" ...</text:span></text:p>
              <text:p text:style-name="psCode"><text:span text:style-name="tsDiag"> </text:span></text:p>
              <text:p text:style-name="psCode"><text:span text:style-name="tsDiag">rule family="ipv4" source ipset="my_blocklist" ...</text:span></text:p>
              <text:p text:style-name="psCode"><text:span text:style-name="tsDiag"> </text:span></text:p>
              <text:p text:style-name="psCode"><text:span text:style-name="tsDiag">rule family="ipv4" source NOT address="192.168.1.0/24" ...</text:span></text:p>
              <text:p text:style-name="psCode"><text:span text:style-name="tsDiag"> </text:span></text:p>
              <text:p text:style-name="psCode"><text:span text:style-name="tsDiag">rule family="ipv4" destination address="192.168.1.100" ...</text:span></text:p>
              <text:p text:style-name="psCode"><text:span text:style-name="tsDiag"> </text:span></text:p>
              <text:p text:style-name="psCode"><text:span text:style-name="tsDiag">rule family="ipv4" destination NOT address="10.0.0.0/8" ...</text:span></text:p>
              <text:p text:style-name="psCode"><text:span text:style-name="tsDiag"> </text:span></text:p>
              <text:p text:style-name="psCode"><text:span text:style-name="tsDiag">rule family="ipv4" source address="10.0.0.0/8" service name="ssh" accept</text:span></text:p>
              <text:p text:style-name="psCode"><text:span text:style-name="tsDiag"> </text:span></text:p>
              <text:p text:style-name="psCode"><text:span text:style-name="tsDiag">rule family="ipv4" port protocol="tcp" port="8080" accept</text:span></text:p>
              <text:p text:style-name="psCode"><text:span text:style-name="tsDiag">rule family="ipv4" port protocol="tcp" port="8000-8099" accept</text:span></text:p>
              <text:p text:style-name="psCode"><text:span text:style-name="tsDiag">rule family="ipv4" port protocol="udp" port="53" accept</text:span></text:p>
              <text:p text:style-name="psCode"><text:span text:style-name="tsDiag"> </text:span></text:p>
              <text:p text:style-name="psCode"><text:span text:style-name="tsDiag">rule protocol value="gre" accept</text:span></text:p>
              <text:p text:style-name="psCode"><text:span text:style-name="tsDiag">rule protocol value="esp" accept</text:span></text:p>
              <text:p text:style-name="psCode"><text:span text:style-name="tsDiag"> </text:span></text:p>
              <text:p text:style-name="psCode"><text:span text:style-name="tsDiag">rule icmp-type name="echo-request" drop</text:span></text:p>
              <text:p text:style-name="psCode"><text:span text:style-name="tsDiag">rule family="ipv6" icmp-type name="router-advertisement" accep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4. Action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accept</text:span></text:p>
            <text:p text:style-name="psBullet"><text:span text:style-name="tsBullet">Forward or deliver the packet. Processing stops for this packet.</text:span></text:p>
            <text:p text:style-name="psBullet"><text:span text:style-name="tsBullet">◆ reject</text:span></text:p>
            <text:p text:style-name="psBullet"><text:span text:style-name="tsBullet">Send back an ICMP error and discard the packet. The connection fails immediately (not a timeout).</text:span></text:p>
            <text:p text:style-name="psBullet"><text:span text:style-name="tsBullet">Available reject types:</text:span></text:p>
            <text:p text:style-name="psBullet"><text:span text:style-name="tsBullet">• icmp-net-unreachable</text:span></text:p>
            <text:p text:style-name="psBullet"><text:span text:style-name="tsBullet">• icmp-host-unreachable</text:span></text:p>
            <text:p text:style-name="psBullet"><text:span text:style-name="tsBullet">• icmp-port-unreachable (most common for TCP)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• icmp-proto-unreachable</text:span></text:p>
              <text:p text:style-name="psCode"><text:span text:style-name="tsDiag">• icmp-net-prohibited</text:span></text:p>
              <text:p text:style-name="psCode"><text:span text:style-name="tsDiag">• icmp-host-prohibited</text:span></text:p>
              <text:p text:style-name="psCode"><text:span text:style-name="tsDiag">• icmp-admin-prohibited</text:span></text:p>
              <text:p text:style-name="psCode"><text:span text:style-name="tsDiag">• tcp-reset (TCP RST — for TCP only)</text:span></text:p>
              <text:p text:style-name="psCode"><text:span text:style-name="tsDiag">◆ drop</text:span></text:p>
              <text:p text:style-name="psCode"><text:span text:style-name="tsDiag">Silently discard. The sender gets no feedback — the connection times out.</text:span></text:p>
              <text:p text:style-name="psCode"><text:span text:style-name="tsDiag">Use drop for hostile/attacking sources where you don't want to acknowledge the host's existence.</text:span></text:p>
              <text:p text:style-name="psCode"><text:span text:style-name="tsDiag">◆ mark</text:span></text:p>
              <text:p text:style-name="psCode"><text:span text:style-name="tsDiag">Set a packet mark (used for advanced routing decisions, QoS, or working with other subsystems):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### `accept`</text:span></text:p>
              <text:p text:style-name="psCode"><text:span text:style-name="tsDiag"> </text:span></text:p>
              <text:p text:style-name="psCode"><text:span text:style-name="tsDiag">Forward or deliver the packet. Processing stops for this packet.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source address="192.168.1.0/24" service name="http" accep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`reject`</text:span></text:p>
              <text:p text:style-name="psCode"><text:span text:style-name="tsDiag"> </text:span></text:p>
              <text:p text:style-name="psCode"><text:span text:style-name="tsDiag">Send back an ICMP error and discard the packet. The connection fails</text:span></text:p>
              <text:p text:style-name="psCode"><text:span text:style-name="tsDiag">immediately (not a timeout).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source address="198.51.100.0/24" reject</text:span></text:p>
              <text:p text:style-name="psCode"><text:span text:style-name="tsDiag"> </text:span></text:p>
              <text:p text:style-name="psCode"><text:span text:style-name="tsDiag">rule family="ipv4" source address="198.51.100.0/24" \</text:span></text:p>
              <text:p text:style-name="psCode"><text:span text:style-name="tsDiag">  reject type="icmp-host-prohibited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Available reject types:</text:span></text:p>
              <text:p text:style-name="psCode"><text:span text:style-name="tsDiag">- `icmp-net-unreachable`</text:span></text:p>
              <text:p text:style-name="psCode"><text:span text:style-name="tsDiag">- `icmp-host-unreachable`</text:span></text:p>
              <text:p text:style-name="psCode"><text:span text:style-name="tsDiag">- `icmp-port-unreachable` (most common for TCP)</text:span></text:p>
              <text:p text:style-name="psCode"><text:span text:style-name="tsDiag">- `icmp-proto-unreachable`</text:span></text:p>
              <text:p text:style-name="psCode"><text:span text:style-name="tsDiag">- `icmp-net-prohibited`</text:span></text:p>
              <text:p text:style-name="psCode"><text:span text:style-name="tsDiag">- `icmp-host-prohibited`</text:span></text:p>
              <text:p text:style-name="psCode"><text:span text:style-name="tsDiag">- `icmp-admin-prohibited`</text:span></text:p>
              <text:p text:style-name="psCode"><text:span text:style-name="tsDiag">- `tcp-reset` (TCP RST — for TCP only)</text:span></text:p>
              <text:p text:style-name="psCode"><text:span text:style-name="tsDiag"> </text:span></text:p>
              <text:p text:style-name="psCode"><text:span text:style-name="tsDiag">### `drop`</text:span></text:p>
              <text:p text:style-name="psCode"><text:span text:style-name="tsDiag"> </text:span></text:p>
              <text:p text:style-name="psCode"><text:span text:style-name="tsDiag">Silently discard. The sender gets no feedback — the connection times out.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source address="198.51.100.0/24" dro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Use `drop` for hostile/attacking sources where you don't want to acknowledge</text:span></text:p>
              <text:p text:style-name="psCode"><text:span text:style-name="tsDiag">the host's existence.</text:span></text:p>
              <text:p text:style-name="psCode"><text:span text:style-name="tsDiag"> </text:span></text:p>
              <text:p text:style-name="psCode"><text:span text:style-name="tsDiag">### `mark`</text:span></text:p>
              <text:p text:style-name="psCode"><text:span text:style-name="tsDiag"> </text:span></text:p>
              <text:p text:style-name="psCode"><text:span text:style-name="tsDiag">Set a packet mark (used for advanced routing decisions, QoS, or working with</text:span></text:p>
              <text:p text:style-name="psCode"><text:span text:style-name="tsDiag">other subsystems):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source address="10.100.0.0/16" mark set="0x1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4. Actions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rule family="ipv4" source address="192.168.1.0/24" service name="http" accept</text:span><text:line-break/><text:span text:style-name="tsCodeDyn_11_A8FF60_DejaVuSansMono"> </text:span><text:line-break/><text:span text:style-name="tsCodeDyn_11_A8FF60_DejaVuSansMono">rule family="ipv4" source address="198.51.100.0/24" reject</text:span><text:line-break/><text:span text:style-name="tsCodeDyn_11_A8FF60_DejaVuSansMono"> </text:span><text:line-break/><text:span text:style-name="tsCodeDyn_11_A8FF60_DejaVuSansMono">rule family="ipv4" source address="198.51.100.0/24" \</text:span><text:line-break/><text:span text:style-name="tsCodeDyn_11_A8FF60_DejaVuSansMono">  reject type="icmp-host-prohibited"</text:span><text:line-break/><text:span text:style-name="tsCodeDyn_11_A8FF60_DejaVuSansMono"> </text:span><text:line-break/><text:span text:style-name="tsCodeDyn_11_A8FF60_DejaVuSansMono">rule family="ipv4" source address="198.51.100.0/24" drop</text:span><text:line-break/><text:span text:style-name="tsCodeDyn_11_A8FF60_DejaVuSansMono"> </text:span><text:line-break/><text:span text:style-name="tsCodeDyn_11_A8FF60_DejaVuSansMono">rule family="ipv4" source address="10.100.0.0/16" mark set="0x1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ule family="ipv4" source address="192.168.1.0/24" service name="http" accept</text:span></text:p>
              <text:p text:style-name="psCode"><text:span text:style-name="tsDiag"> </text:span></text:p>
              <text:p text:style-name="psCode"><text:span text:style-name="tsDiag">rule family="ipv4" source address="198.51.100.0/24" reject</text:span></text:p>
              <text:p text:style-name="psCode"><text:span text:style-name="tsDiag"> </text:span></text:p>
              <text:p text:style-name="psCode"><text:span text:style-name="tsDiag">rule family="ipv4" source address="198.51.100.0/24" \</text:span></text:p>
              <text:p text:style-name="psCode"><text:span text:style-name="tsDiag">  reject type="icmp-host-prohibited"</text:span></text:p>
              <text:p text:style-name="psCode"><text:span text:style-name="tsDiag"> </text:span></text:p>
              <text:p text:style-name="psCode"><text:span text:style-name="tsDiag">rule family="ipv4" source address="198.51.100.0/24" drop</text:span></text:p>
              <text:p text:style-name="psCode"><text:span text:style-name="tsDiag"> </text:span></text:p>
              <text:p text:style-name="psCode"><text:span text:style-name="tsDiag">rule family="ipv4" source address="10.100.0.0/16" mark set="0x1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5. Logging and Auditing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Logging and auditing can be combined with any action. They are executed before the action — so you log the packet, then accept or drop it.</text:span></text:p>
            <text:p text:style-name="psBullet"><text:span text:style-name="tsBullet">◆ log</text:span></text:p>
            <text:p text:style-name="psBullet"><text:span text:style-name="tsBullet">Logs the packet to the kernel log (visible in journalctl):</text:span></text:p>
            <text:p text:style-name="psBullet"><text:span text:style-name="tsBullet">Log levels: emerg, alert, crit, error, warning, notice, info, debug</text:span></text:p>
            <text:p text:style-name="psBullet"><text:span text:style-name="tsBullet">Rate limiting with limit:</text:span></text:p>
            <text:p text:style-name="psBullet"><text:span text:style-name="tsBullet">Rate limit format: N/s (per second), N/m (per minute), N/h (per hour), N/d (per day)</text:span></text:p>
            <text:p text:style-name="psBullet"><text:span text:style-name="tsBullet">◆ audit</text:span></text:p>
            <text:p text:style-name="psBullet"><text:span text:style-name="tsBullet">Sends records to the Linux audit system (auditd), which writes to /var/log/audit/audit.log. Useful for compliance requirements that mandate audit trail: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Audit types: accept, deny</text:span></text:p>
              <text:p text:style-name="psCode"><text:span text:style-name="tsDiag">◆ Combining log + audit + accept</text:span></text:p>
              <text:p text:style-name="psCode"><text:span text:style-name="tsDiag">A packet can trigger a log message, an audit record, AND be accepted — all in one rule: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Logging and auditing can be combined with any action. They are executed *before*</text:span></text:p>
              <text:p text:style-name="psCode"><text:span text:style-name="tsDiag">the action — so you log the packet, then accept or drop it.</text:span></text:p>
              <text:p text:style-name="psCode"><text:span text:style-name="tsDiag"> </text:span></text:p>
              <text:p text:style-name="psCode"><text:span text:style-name="tsDiag">### `log`</text:span></text:p>
              <text:p text:style-name="psCode"><text:span text:style-name="tsDiag"> </text:span></text:p>
              <text:p text:style-name="psCode"><text:span text:style-name="tsDiag">Logs the packet to the kernel log (visible in `journalctl`):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source address="10.0.0.0/8" service name="ssh" \</text:span></text:p>
              <text:p text:style-name="psCode"><text:span text:style-name="tsDiag">  log prefix="SSH-INTERNAL: " level="info" accep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Log levels: `emerg`, `alert`, `crit`, `error`, `warning`, `notice`, `info`,</text:span></text:p>
              <text:p text:style-name="psCode"><text:span text:style-name="tsDiag">`debug`</text:span></text:p>
              <text:p text:style-name="psCode"><text:span text:style-name="tsDiag"> </text:span></text:p>
              <text:p text:style-name="psCode"><text:span text:style-name="tsDiag">Rate limiting with `limit`: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source address="0.0.0.0/0" service name="ssh" \</text:span></text:p>
              <text:p text:style-name="psCode"><text:span text:style-name="tsDiag">  log prefix="SSH-ATTEMPT: " level="warning" limit value="3/m" accep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Rate limit format: `N/s` (per second), `N/m` (per minute), `N/h` (per hour),</text:span></text:p>
              <text:p text:style-name="psCode"><text:span text:style-name="tsDiag">`N/d` (per day)</text:span></text:p>
              <text:p text:style-name="psCode"><text:span text:style-name="tsDiag"> </text:span></text:p>
              <text:p text:style-name="psCode"><text:span text:style-name="tsDiag">### `audit`</text:span></text:p>
              <text:p text:style-name="psCode"><text:span text:style-name="tsDiag"> </text:span></text:p>
              <text:p text:style-name="psCode"><text:span text:style-name="tsDiag">Sends records to the Linux audit system (`auditd`), which writes to</text:span></text:p>
              <text:p text:style-name="psCode"><text:span text:style-name="tsDiag">`/var/log/audit/audit.log`. Useful for compliance requirements that mandate</text:span></text:p>
              <text:p text:style-name="psCode"><text:span text:style-name="tsDiag">audit trail: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source address="10.0.0.0/8" service name="ssh" \</text:span></text:p>
              <text:p text:style-name="psCode"><text:span text:style-name="tsDiag">  audit type="accept" limit value="1/s" accep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Audit types: `accept`, `deny`</text:span></text:p>
              <text:p text:style-name="psCode"><text:span text:style-name="tsDiag"> </text:span></text:p>
              <text:p text:style-name="psCode"><text:span text:style-name="tsDiag">### Combining log + audit + accept</text:span></text:p>
              <text:p text:style-name="psCode"><text:span text:style-name="tsDiag"> </text:span></text:p>
              <text:p text:style-name="psCode"><text:span text:style-name="tsDiag">A packet can trigger a log message, an audit record, AND be accepted — all in</text:span></text:p>
              <text:p text:style-name="psCode"><text:span text:style-name="tsDiag">one rule: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family="ipv4" source address="203.0.113.0/24" service name="https" \</text:span></text:p>
              <text:p text:style-name="psCode"><text:span text:style-name="tsDiag">  log prefix="EXTERNAL-HTTPS: " level="info" limit value="10/m" \</text:span></text:p>
              <text:p text:style-name="psCode"><text:span text:style-name="tsDiag">  audit type="accept" \</text:span></text:p>
              <text:p text:style-name="psCode"><text:span text:style-name="tsDiag">  accep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5. Logging and Auditing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rule family="ipv4" source address="10.0.0.0/8" service name="ssh" \</text:span><text:line-break/><text:span text:style-name="tsCodeDyn_11_A8FF60_DejaVuSansMono">  log prefix="SSH-INTERNAL: " level="info" accept</text:span><text:line-break/><text:span text:style-name="tsCodeDyn_11_A8FF60_DejaVuSansMono"> </text:span><text:line-break/><text:span text:style-name="tsCodeDyn_11_A8FF60_DejaVuSansMono">rule family="ipv4" source address="0.0.0.0/0" service name="ssh" \</text:span><text:line-break/><text:span text:style-name="tsCodeDyn_11_A8FF60_DejaVuSansMono">  log prefix="SSH-ATTEMPT: " level="warning" limit value="3/m" accept</text:span><text:line-break/><text:span text:style-name="tsCodeDyn_11_A8FF60_DejaVuSansMono"> </text:span><text:line-break/><text:span text:style-name="tsCodeDyn_11_A8FF60_DejaVuSansMono">rule family="ipv4" source address="10.0.0.0/8" service name="ssh" \</text:span><text:line-break/><text:span text:style-name="tsCodeDyn_11_A8FF60_DejaVuSansMono">  audit type="accept" limit value="1/s" accept</text:span><text:line-break/><text:span text:style-name="tsCodeDyn_11_A8FF60_DejaVuSansMono"> </text:span><text:line-break/><text:span text:style-name="tsCodeDyn_11_A8FF60_DejaVuSansMono">rule family="ipv4" source address="203.0.113.0/24" service name="https" \</text:span><text:line-break/><text:span text:style-name="tsCodeDyn_11_A8FF60_DejaVuSansMono">  log prefix="EXTERNAL-HTTPS: " level="info" limit value="10/m" \</text:span><text:line-break/><text:span text:style-name="tsCodeDyn_11_A8FF60_DejaVuSansMono">  audit type="accept" \</text:span><text:line-break/><text:span text:style-name="tsCodeDyn_11_A8FF60_DejaVuSansMono">  accep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ule family="ipv4" source address="10.0.0.0/8" service name="ssh" \</text:span></text:p>
              <text:p text:style-name="psCode"><text:span text:style-name="tsDiag">  log prefix="SSH-INTERNAL: " level="info" accept</text:span></text:p>
              <text:p text:style-name="psCode"><text:span text:style-name="tsDiag"> </text:span></text:p>
              <text:p text:style-name="psCode"><text:span text:style-name="tsDiag">rule family="ipv4" source address="0.0.0.0/0" service name="ssh" \</text:span></text:p>
              <text:p text:style-name="psCode"><text:span text:style-name="tsDiag">  log prefix="SSH-ATTEMPT: " level="warning" limit value="3/m" accept</text:span></text:p>
              <text:p text:style-name="psCode"><text:span text:style-name="tsDiag"> </text:span></text:p>
              <text:p text:style-name="psCode"><text:span text:style-name="tsDiag">rule family="ipv4" source address="10.0.0.0/8" service name="ssh" \</text:span></text:p>
              <text:p text:style-name="psCode"><text:span text:style-name="tsDiag">  audit type="accept" limit value="1/s" accept</text:span></text:p>
              <text:p text:style-name="psCode"><text:span text:style-name="tsDiag"> </text:span></text:p>
              <text:p text:style-name="psCode"><text:span text:style-name="tsDiag">rule family="ipv4" source address="203.0.113.0/24" service name="https" \</text:span></text:p>
              <text:p text:style-name="psCode"><text:span text:style-name="tsDiag">  log prefix="EXTERNAL-HTTPS: " level="info" limit value="10/m" \</text:span></text:p>
              <text:p text:style-name="psCode"><text:span text:style-name="tsDiag">  audit type="accept" \</text:span></text:p>
              <text:p text:style-name="psCode"><text:span text:style-name="tsDiag">  accep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6. Priority Ordering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Rich rules within a zone or policy are evaluated in priority order. Priority is an integer in the range -32768 to 32767. Lower numbers run first.</text:span></text:p>
            <text:p text:style-name="psBullet"><text:span text:style-name="tsBullet">With these two rules (both on the same zone):</text:span></text:p>
            <text:p text:style-name="psBullet"><text:span text:style-name="tsBullet">→ Priority -100: if source is 203.0.113.5, accept SSH → admin IP gets access</text:span></text:p>
            <text:p text:style-name="psBullet"><text:span text:style-name="tsBullet">→ Priority 0: reject all other SSH with logging → everyone else is rejected</text:span></text:p>
            <text:p text:style-name="psBullet"><text:span text:style-name="tsBullet">Without priorities, rules are evaluated in the order they were added.</text:span></text:p>
            <text:p text:style-name="psBullet"><text:span text:style-name="tsBullet">💡 ⚠️  IMPORTANT — Priority and zone services interact Zone-level services (added with --add-service) are internally represented as rules with a very high positive priority (after rich rules). This means rich rules with negative priorities run before service rules. Rich rules with positive priorities run after them.</text:span></text:p>
            <text:p text:style-name="psBullet"><text:span text:style-name="tsBullet">💡 Use negative priorities for rules that should override services. Use positive priorities for rules that should be a last resort.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ich rules within a zone or policy are evaluated in **priority order**. Priority</text:span></text:p>
              <text:p text:style-name="psCode"><text:span text:style-name="tsDiag">is an integer in the range **-32768 to 32767**. Lower numbers run first.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rule priority="-100" family="ipv4" source address="203.0.113.5" service name="ssh" accept</text:span></text:p>
              <text:p text:style-name="psCode"><text:span text:style-name="tsDiag">rule priority="0"    family="ipv4" service name="ssh" \</text:span></text:p>
              <text:p text:style-name="psCode"><text:span text:style-name="tsDiag">  log prefix="SSH: " level="warning" rejec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With these two rules (both on the same zone):</text:span></text:p>
              <text:p text:style-name="psCode"><text:span text:style-name="tsDiag">1. Priority -100: if source is 203.0.113.5, accept SSH → **admin IP gets access**</text:span></text:p>
              <text:p text:style-name="psCode"><text:span text:style-name="tsDiag">2. Priority 0: reject all other SSH with logging → **everyone else is rejected**</text:span></text:p>
              <text:p text:style-name="psCode"><text:span text:style-name="tsDiag"> </text:span></text:p>
              <text:p text:style-name="psCode"><text:span text:style-name="tsDiag">Without priorities, rules are evaluated in the order they were added.</text:span></text:p>
              <text:p text:style-name="psCode"><text:span text:style-name="tsDiag"> </text:span></text:p>
              <text:p text:style-name="psCode"><text:span text:style-name="tsDiag">&gt; **⚠️  IMPORTANT — Priority and zone services interact**</text:span></text:p>
              <text:p text:style-name="psCode"><text:span text:style-name="tsDiag">&gt; Zone-level services (added with `--add-service`) are internally represented</text:span></text:p>
              <text:p text:style-name="psCode"><text:span text:style-name="tsDiag">&gt; as rules with a very high positive priority (after rich rules). This means</text:span></text:p>
              <text:p text:style-name="psCode"><text:span text:style-name="tsDiag">&gt; rich rules with negative priorities run before service rules. Rich rules</text:span></text:p>
              <text:p text:style-name="psCode"><text:span text:style-name="tsDiag">&gt; with positive priorities run after them.</text:span></text:p>
              <text:p text:style-name="psCode"><text:span text:style-name="tsDiag">&gt;</text:span></text:p>
              <text:p text:style-name="psCode"><text:span text:style-name="tsDiag">&gt; Use **negative priorities** for rules that should override services.</text:span></text:p>
              <text:p text:style-name="psCode"><text:span text:style-name="tsDiag">&gt; Use **positive priorities** for rules that should be a last resort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6. Priority Ordering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rule priority="-100" family="ipv4" source address="203.0.113.5" service name="ssh" accept</text:span><text:line-break/><text:span text:style-name="tsCodeDyn_11_A8FF60_DejaVuSansMono">rule priority="0"    family="ipv4" service name="ssh" \</text:span><text:line-break/><text:span text:style-name="tsCodeDyn_11_A8FF60_DejaVuSansMono">  log prefix="SSH: " level="warning" rejec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ule priority="-100" family="ipv4" source address="203.0.113.5" service name="ssh" accept</text:span></text:p>
              <text:p text:style-name="psCode"><text:span text:style-name="tsDiag">rule priority="0"    family="ipv4" service name="ssh" \</text:span></text:p>
              <text:p text:style-name="psCode"><text:span text:style-name="tsDiag">  log prefix="SSH: " level="warning" rejec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7. Timeout (Temporary) Rul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Rich rules can include --timeout, making them automatically expire:</text:span></text:p>
            <text:p text:style-name="psBullet"><text:span text:style-name="tsBullet">Timeout rules are runtime only — they cannot be combined with --permanent.</text:span></text:p>
            <text:p text:style-name="psBullet"><text:span text:style-name="tsBullet">This is extremely useful for incident response: block an attacker now, and the rule cleans itself up automatically rather than leaving a permanent rule behind.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ich rules can include `--timeout`, making them automatically expire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rich-rule='</text:span></text:p>
              <text:p text:style-name="psCode"><text:span text:style-name="tsDiag">  rule family="ipv4" source address="198.51.100.1" drop</text:span></text:p>
              <text:p text:style-name="psCode"><text:span text:style-name="tsDiag">' --timeout=30m</text:span></text:p>
              <text:p text:style-name="psCode"><text:span text:style-name="tsDiag"> </text:span></text:p>
              <text:p text:style-name="psCode"><text:span text:style-name="tsDiag">firewall-cmd --zone=public --add-rich-rule='</text:span></text:p>
              <text:p text:style-name="psCode"><text:span text:style-name="tsDiag">  rule family="ipv4" source address="203.0.113.50" service name="ssh" accept</text:span></text:p>
              <text:p text:style-name="psCode"><text:span text:style-name="tsDiag">' --timeout=2h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Timeout rules are runtime only — they cannot be combined with `--permanent`.</text:span></text:p>
              <text:p text:style-name="psCode"><text:span text:style-name="tsDiag"> </text:span></text:p>
              <text:p text:style-name="psCode"><text:span text:style-name="tsDiag">This is extremely useful for incident response: block an attacker now, and the</text:span></text:p>
              <text:p text:style-name="psCode"><text:span text:style-name="tsDiag">rule cleans itself up automatically rather than leaving a permanent rule behind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7. Timeout (Temporary) Ru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zone=public --add-rich-rule='</text:span><text:line-break/><text:span text:style-name="tsCodeDyn_11_A8FF60_DejaVuSansMono">  rule family="ipv4" source address="198.51.100.1" drop</text:span><text:line-break/><text:span text:style-name="tsCodeDyn_11_A8FF60_DejaVuSansMono">' --timeout=30m</text:span><text:line-break/><text:span text:style-name="tsCodeDyn_11_A8FF60_DejaVuSansMono"> </text:span><text:line-break/><text:span text:style-name="tsCodeDyn_11_A8FF60_DejaVuSansMono">firewall-cmd --zone=public --add-rich-rule='</text:span><text:line-break/><text:span text:style-name="tsCodeDyn_11_A8FF60_DejaVuSansMono">  rule family="ipv4" source address="203.0.113.50" service name="ssh" accept</text:span><text:line-break/><text:span text:style-name="tsCodeDyn_11_A8FF60_DejaVuSansMono">' --timeout=2h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public --add-rich-rule='</text:span></text:p>
              <text:p text:style-name="psCode"><text:span text:style-name="tsDiag">  rule family="ipv4" source address="198.51.100.1" drop</text:span></text:p>
              <text:p text:style-name="psCode"><text:span text:style-name="tsDiag">' --timeout=30m</text:span></text:p>
              <text:p text:style-name="psCode"><text:span text:style-name="tsDiag"> </text:span></text:p>
              <text:p text:style-name="psCode"><text:span text:style-name="tsDiag">firewall-cmd --zone=public --add-rich-rule='</text:span></text:p>
              <text:p text:style-name="psCode"><text:span text:style-name="tsDiag">  rule family="ipv4" source address="203.0.113.50" service name="ssh" accept</text:span></text:p>
              <text:p text:style-name="psCode"><text:span text:style-name="tsDiag">' --timeout=2h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8. Rich Rules in Zones vs Polici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Rich rules work identically in both zones and policies: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ich rules work identically in both zones and policies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permanent --zone=public --add-rich-rule='</text:span></text:p>
              <text:p text:style-name="psCode"><text:span text:style-name="tsDiag">  rule family="ipv4" source address="10.0.0.0/8" service name="ssh"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permanent --policy internet_to_host --add-rich-rule='</text:span></text:p>
              <text:p text:style-name="psCode"><text:span text:style-name="tsDiag">  rule family="ipv4" source address="203.0.113.5" service name="ssh"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zone=public --list-rich-rules</text:span></text:p>
              <text:p text:style-name="psCode"><text:span text:style-name="tsDiag">firewall-cmd --permanent --policy internet_to_host --list-rich-rules</text:span></text:p>
              <text:p text:style-name="psCode"><text:span text:style-name="tsDiag"> </text:span></text:p>
              <text:p text:style-name="psCode"><text:span text:style-name="tsDiag">firewall-cmd --permanent --zone=public --remove-rich-rule='</text:span></text:p>
              <text:p text:style-name="psCode"><text:span text:style-name="tsDiag">  rule family="ipv4" source address="10.0.0.0/8" service name="ssh" accept</text:span></text:p>
              <text:p text:style-name="psCode"><text:span text:style-name="tsDiag">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8. Rich Rules in Zones vs Polici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permanent --zone=public --add-rich-rule='</text:span><text:line-break/><text:span text:style-name="tsCodeDyn_11_A8FF60_DejaVuSansMono">  rule family="ipv4" source address="10.0.0.0/8" service name="ssh" accept</text:span><text:line-break/><text:span text:style-name="tsCodeDyn_11_A8FF60_DejaVuSansMono">'</text:span><text:line-break/><text:span text:style-name="tsCodeDyn_11_A8FF60_DejaVuSansMono"> </text:span><text:line-break/><text:span text:style-name="tsCodeDyn_11_A8FF60_DejaVuSansMono">firewall-cmd --permanent --policy internet_to_host --add-rich-rule='</text:span><text:line-break/><text:span text:style-name="tsCodeDyn_11_A8FF60_DejaVuSansMono">  rule family="ipv4" source address="203.0.113.5" service name="ssh" accept</text:span><text:line-break/><text:span text:style-name="tsCodeDyn_11_A8FF60_DejaVuSansMono">'</text:span><text:line-break/><text:span text:style-name="tsCodeDyn_11_A8FF60_DejaVuSansMono"> </text:span><text:line-break/><text:span text:style-name="tsCodeDyn_11_A8FF60_DejaVuSansMono">firewall-cmd --zone=public --list-rich-rules</text:span><text:line-break/><text:span text:style-name="tsCodeDyn_11_A8FF60_DejaVuSansMono">firewall-cmd --permanent --policy internet_to_host --list-rich-rules</text:span><text:line-break/><text:span text:style-name="tsCodeDyn_11_A8FF60_DejaVuSansMono"> </text:span><text:line-break/><text:span text:style-name="tsCodeDyn_11_A8FF60_DejaVuSansMono">firewall-cmd --permanent --zone=public --remove-rich-rule='</text:span><text:line-break/><text:span text:style-name="tsCodeDyn_11_A8FF60_DejaVuSansMono">  rule family="ipv4" source address="10.0.0.0/8" service name="ssh" accept</text:span><text:line-break/><text:span text:style-name="tsCodeDyn_11_A8FF60_DejaVuSansMono">'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permanent --zone=public --add-rich-rule='</text:span></text:p>
              <text:p text:style-name="psCode"><text:span text:style-name="tsDiag">  rule family="ipv4" source address="10.0.0.0/8" service name="ssh"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permanent --policy internet_to_host --add-rich-rule='</text:span></text:p>
              <text:p text:style-name="psCode"><text:span text:style-name="tsDiag">  rule family="ipv4" source address="203.0.113.5" service name="ssh"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zone=public --list-rich-rules</text:span></text:p>
              <text:p text:style-name="psCode"><text:span text:style-name="tsDiag">firewall-cmd --permanent --policy internet_to_host --list-rich-rules</text:span></text:p>
              <text:p text:style-name="psCode"><text:span text:style-name="tsDiag"> </text:span></text:p>
              <text:p text:style-name="psCode"><text:span text:style-name="tsDiag">firewall-cmd --permanent --zone=public --remove-rich-rule='</text:span></text:p>
              <text:p text:style-name="psCode"><text:span text:style-name="tsDiag">  rule family="ipv4" source address="10.0.0.0/8" service name="ssh" accept</text:span></text:p>
              <text:p text:style-name="psCode"><text:span text:style-name="tsDiag">'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9. Practical Rich Rule Pattern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Pattern 1: Allow service from specific subnet only</text:span></text:p>
            <text:p text:style-name="psBullet"><text:span text:style-name="tsBullet">◆ Pattern 2: Log + accept for auditing</text:span></text:p>
            <text:p text:style-name="psBullet"><text:span text:style-name="tsBullet">◆ Pattern 3: Block + log a specific IP (incident response)</text:span></text:p>
            <text:p text:style-name="psBullet"><text:span text:style-name="tsBullet">◆ Pattern 4: Restrict service to MAC address</text:span></text:p>
            <text:p text:style-name="psBullet"><text:span text:style-name="tsBullet">◆ Pattern 5: Reject with TCP reset</text:span></text:p>
            <text:p text:style-name="psBullet"><text:span text:style-name="tsBullet">◆ Pattern 6: Rate limit new connections (basic DDoS protection)</text:span></text:p>
            <text:p text:style-name="psBullet"><text:span text:style-name="tsBullet">◆ Pattern 7: Forward port with source restriction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Pattern 1: Allow service from specific subnet only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permanent --zone=public --add-rich-rule='</text:span></text:p>
              <text:p text:style-name="psCode"><text:span text:style-name="tsDiag">  rule priority="-100" family="ipv4"</text:span></text:p>
              <text:p text:style-name="psCode"><text:span text:style-name="tsDiag">  source address="10.100.0.0/24"</text:span></text:p>
              <text:p text:style-name="psCode"><text:span text:style-name="tsDiag">  service name="ssh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permanent --zone=public --remove-service=ssh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Pattern 2: Log + accept for audit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permanent --zone=public --add-rich-rule='</text:span></text:p>
              <text:p text:style-name="psCode"><text:span text:style-name="tsDiag">  rule family="ipv4"</text:span></text:p>
              <text:p text:style-name="psCode"><text:span text:style-name="tsDiag">  service name="ssh"</text:span></text:p>
              <text:p text:style-name="psCode"><text:span text:style-name="tsDiag">  log prefix="SSH-NEW-CONN: " level="info" limit value="5/m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Pattern 3: Block + log a specific IP (incident response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rich-rule='</text:span></text:p>
              <text:p text:style-name="psCode"><text:span text:style-name="tsDiag">  rule family="ipv4"</text:span></text:p>
              <text:p text:style-name="psCode"><text:span text:style-name="tsDiag">  source address="198.51.100.50"</text:span></text:p>
              <text:p text:style-name="psCode"><text:span text:style-name="tsDiag">  log prefix="BLOCKED-ATTACKER: " level="warning" limit value="3/m"</text:span></text:p>
              <text:p text:style-name="psCode"><text:span text:style-name="tsDiag">  drop</text:span></text:p>
              <text:p text:style-name="psCode"><text:span text:style-name="tsDiag">' --timeout=1h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Pattern 4: Restrict service to MAC addres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permanent --zone=internal --add-rich-rule='</text:span></text:p>
              <text:p text:style-name="psCode"><text:span text:style-name="tsDiag">  rule source mac="aa:bb:cc:dd:ee:ff"</text:span></text:p>
              <text:p text:style-name="psCode"><text:span text:style-name="tsDiag">  service name="http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Pattern 5: Reject with TCP rese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permanent --zone=public --add-rich-rule='</text:span></text:p>
              <text:p text:style-name="psCode"><text:span text:style-name="tsDiag">  rule family="ipv4"</text:span></text:p>
              <text:p text:style-name="psCode"><text:span text:style-name="tsDiag">  port protocol="tcp" port="23"</text:span></text:p>
              <text:p text:style-name="psCode"><text:span text:style-name="tsDiag">  reject type="tcp-reset"</text:span></text:p>
              <text:p text:style-name="psCode"><text:span text:style-name="tsDiag">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Pattern 6: Rate limit new connections (basic DDoS protection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permanent --zone=public --add-rich-rule='</text:span></text:p>
              <text:p text:style-name="psCode"><text:span text:style-name="tsDiag">  rule family="ipv4"</text:span></text:p>
              <text:p text:style-name="psCode"><text:span text:style-name="tsDiag">  service name="ssh"</text:span></text:p>
              <text:p text:style-name="psCode"><text:span text:style-name="tsDiag">  log prefix="SSH-RATE: " level="info" limit value="3/m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Pattern 7: Forward port with source restriction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permanent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2.0/24"</text:span></text:p>
              <text:p text:style-name="psCode"><text:span text:style-name="tsDiag">  forward-port port="80" protocol="tcp" to-port="8080" to-addr="172.20.3.100"</text:span></text:p>
              <text:p text:style-name="psCode"><text:span text:style-name="tsDiag">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9. Practical Rich Rule Pattern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permanent --zone=public --add-rich-rule='</text:span><text:line-break/><text:span text:style-name="tsCodeDyn_11_A8FF60_DejaVuSansMono">  rule priority="-100" family="ipv4"</text:span><text:line-break/><text:span text:style-name="tsCodeDyn_11_A8FF60_DejaVuSansMono">  source address="10.100.0.0/24"</text:span><text:line-break/><text:span text:style-name="tsCodeDyn_11_A8FF60_DejaVuSansMono">  service name="ssh"</text:span><text:line-break/><text:span text:style-name="tsCodeDyn_11_A8FF60_DejaVuSansMono">  accept</text:span><text:line-break/><text:span text:style-name="tsCodeDyn_11_A8FF60_DejaVuSansMono">'</text:span><text:line-break/><text:span text:style-name="tsCodeDyn_11_A8FF60_DejaVuSansMono"> </text:span><text:line-break/><text:span text:style-name="tsCodeDyn_11_A8FF60_DejaVuSansMono">firewall-cmd --permanent --zone=public --remove-service=ssh</text:span><text:line-break/><text:span text:style-name="tsCodeDyn_11_A8FF60_DejaVuSansMono"> </text:span><text:line-break/><text:span text:style-name="tsCodeDyn_11_A8FF60_DejaVuSansMono">firewall-cmd --permanent --zone=public --add-rich-rule='</text:span><text:line-break/><text:span text:style-name="tsCodeDyn_11_A8FF60_DejaVuSansMono">  rule family="ipv4"</text:span><text:line-break/><text:span text:style-name="tsCodeDyn_11_A8FF60_DejaVuSansMono">  service name="ssh"</text:span><text:line-break/><text:span text:style-name="tsCodeDyn_11_A8FF60_DejaVuSansMono">  log prefix="SSH-NEW-CONN: " level="info" limit value="5/m"</text:span><text:line-break/><text:span text:style-name="tsCodeDyn_11_A8FF60_DejaVuSansMono">  accept</text:span><text:line-break/><text:span text:style-name="tsCodeDyn_11_A8FF60_DejaVuSansMono">'</text:span><text:line-break/><text:span text:style-name="tsCodeDyn_11_A8FF60_DejaVuSansMono"> </text:span><text:line-break/><text:span text:style-name="tsCodeDyn_11_A8FF60_DejaVuSansMono">firewall-cmd --zone=public --add-rich-rule='</text:span><text:line-break/><text:span text:style-name="tsCodeDyn_11_A8FF60_DejaVuSansMono">  rule family="ipv4"</text:span><text:line-break/><text:span text:style-name="tsCodeDyn_11_A8FF60_DejaVuSansMono">  source address="198.51.100.50"</text:span><text:line-break/><text:span text:style-name="tsCodeDyn_11_A8FF60_DejaVuSansMono">  log prefix="BLOCKED-ATTACKER: " level="warning" limit value="3/m"</text:span><text:line-break/><text:span text:style-name="tsCodeDyn_11_A8FF60_DejaVuSansMono">  drop</text:span><text:line-break/><text:span text:style-name="tsCodeDyn_11_A8FF60_DejaVuSansMono">' --timeout=1h</text:span><text:line-break/><text:span text:style-name="tsCodeDyn_11_A8FF60_DejaVuSansMono"> </text:span><text:line-break/><text:span text:style-name="tsCodeDyn_11_A8FF60_DejaVuSansMono">firewall-cmd --permanent --zone=internal --add-rich-rule='</text:span><text:line-break/><text:span text:style-name="tsCodeDyn_11_A8FF60_DejaVuSansMono">  rule source mac="aa:bb:cc:dd:ee:ff"</text:span><text:line-break/><text:span text:style-name="tsCodeDyn_11_A8FF60_DejaVuSansMono">  service name="http"</text:span><text:line-break/><text:span text:style-name="tsCodeDyn_11_A8FF60_DejaVuSansMono">  accept</text:span><text:line-break/><text:span text:style-name="tsCodeDyn_11_A8FF60_DejaVuSansMono">'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permanent --zone=public --add-rich-rule='</text:span></text:p>
              <text:p text:style-name="psCode"><text:span text:style-name="tsDiag">  rule priority="-100" family="ipv4"</text:span></text:p>
              <text:p text:style-name="psCode"><text:span text:style-name="tsDiag">  source address="10.100.0.0/24"</text:span></text:p>
              <text:p text:style-name="psCode"><text:span text:style-name="tsDiag">  service name="ssh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permanent --zone=public --remove-service=ssh</text:span></text:p>
              <text:p text:style-name="psCode"><text:span text:style-name="tsDiag"> </text:span></text:p>
              <text:p text:style-name="psCode"><text:span text:style-name="tsDiag">firewall-cmd --permanent --zone=public --add-rich-rule='</text:span></text:p>
              <text:p text:style-name="psCode"><text:span text:style-name="tsDiag">  rule family="ipv4"</text:span></text:p>
              <text:p text:style-name="psCode"><text:span text:style-name="tsDiag">  service name="ssh"</text:span></text:p>
              <text:p text:style-name="psCode"><text:span text:style-name="tsDiag">  log prefix="SSH-NEW-CONN: " level="info" limit value="5/m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zone=public --add-rich-rule='</text:span></text:p>
              <text:p text:style-name="psCode"><text:span text:style-name="tsDiag">  rule family="ipv4"</text:span></text:p>
              <text:p text:style-name="psCode"><text:span text:style-name="tsDiag">  source address="198.51.100.50"</text:span></text:p>
              <text:p text:style-name="psCode"><text:span text:style-name="tsDiag">  log prefix="BLOCKED-ATTACKER: " level="warning" limit value="3/m"</text:span></text:p>
              <text:p text:style-name="psCode"><text:span text:style-name="tsDiag">  drop</text:span></text:p>
              <text:p text:style-name="psCode"><text:span text:style-name="tsDiag">' --timeout=1h</text:span></text:p>
              <text:p text:style-name="psCode"><text:span text:style-name="tsDiag"> </text:span></text:p>
              <text:p text:style-name="psCode"><text:span text:style-name="tsDiag">firewall-cmd --permanent --zone=internal --add-rich-rule='</text:span></text:p>
              <text:p text:style-name="psCode"><text:span text:style-name="tsDiag">  rule source mac="aa:bb:cc:dd:ee:ff"</text:span></text:p>
              <text:p text:style-name="psCode"><text:span text:style-name="tsDiag">  service name="http"</text:span></text:p>
              <text:p text:style-name="psCode"><text:span text:style-name="tsDiag">  accept</text:span></text:p>
              <text:p text:style-name="psCode"><text:span text:style-name="tsDiag">'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9. Practical Rich Rule Pattern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permanent --zone=public --add-rich-rule='</text:span><text:line-break/><text:span text:style-name="tsCodeDyn_11_A8FF60_DejaVuSansMono">  rule family="ipv4"</text:span><text:line-break/><text:span text:style-name="tsCodeDyn_11_A8FF60_DejaVuSansMono">  port protocol="tcp" port="23"</text:span><text:line-break/><text:span text:style-name="tsCodeDyn_11_A8FF60_DejaVuSansMono">  reject type="tcp-reset"</text:span><text:line-break/><text:span text:style-name="tsCodeDyn_11_A8FF60_DejaVuSansMono">'</text:span><text:line-break/><text:span text:style-name="tsCodeDyn_11_A8FF60_DejaVuSansMono"> </text:span><text:line-break/><text:span text:style-name="tsCodeDyn_11_A8FF60_DejaVuSansMono">firewall-cmd --permanent --zone=public --add-rich-rule='</text:span><text:line-break/><text:span text:style-name="tsCodeDyn_11_A8FF60_DejaVuSansMono">  rule family="ipv4"</text:span><text:line-break/><text:span text:style-name="tsCodeDyn_11_A8FF60_DejaVuSansMono">  service name="ssh"</text:span><text:line-break/><text:span text:style-name="tsCodeDyn_11_A8FF60_DejaVuSansMono">  log prefix="SSH-RATE: " level="info" limit value="3/m"</text:span><text:line-break/><text:span text:style-name="tsCodeDyn_11_A8FF60_DejaVuSansMono">  accept</text:span><text:line-break/><text:span text:style-name="tsCodeDyn_11_A8FF60_DejaVuSansMono">'</text:span><text:line-break/><text:span text:style-name="tsCodeDyn_11_A8FF60_DejaVuSansMono"> </text:span><text:line-break/><text:span text:style-name="tsCodeDyn_11_A8FF60_DejaVuSansMono">firewall-cmd --permanent --zone=dmz --add-rich-rule='</text:span><text:line-break/><text:span text:style-name="tsCodeDyn_11_A8FF60_DejaVuSansMono">  rule family="ipv4"</text:span><text:line-break/><text:span text:style-name="tsCodeDyn_11_A8FF60_DejaVuSansMono">  source address="172.20.2.0/24"</text:span><text:line-break/><text:span text:style-name="tsCodeDyn_11_A8FF60_DejaVuSansMono">  forward-port port="80" protocol="tcp" to-port="8080" to-addr="172.20.3.100"</text:span><text:line-break/><text:span text:style-name="tsCodeDyn_11_A8FF60_DejaVuSansMono">'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permanent --zone=public --add-rich-rule='</text:span></text:p>
              <text:p text:style-name="psCode"><text:span text:style-name="tsDiag">  rule family="ipv4"</text:span></text:p>
              <text:p text:style-name="psCode"><text:span text:style-name="tsDiag">  port protocol="tcp" port="23"</text:span></text:p>
              <text:p text:style-name="psCode"><text:span text:style-name="tsDiag">  reject type="tcp-reset"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permanent --zone=public --add-rich-rule='</text:span></text:p>
              <text:p text:style-name="psCode"><text:span text:style-name="tsDiag">  rule family="ipv4"</text:span></text:p>
              <text:p text:style-name="psCode"><text:span text:style-name="tsDiag">  service name="ssh"</text:span></text:p>
              <text:p text:style-name="psCode"><text:span text:style-name="tsDiag">  log prefix="SSH-RATE: " level="info" limit value="3/m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permanent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2.0/24"</text:span></text:p>
              <text:p text:style-name="psCode"><text:span text:style-name="tsDiag">  forward-port port="80" protocol="tcp" to-port="8080" to-addr="172.20.3.100"</text:span></text:p>
              <text:p text:style-name="psCode"><text:span text:style-name="tsDiag">'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 Rich Rule XML Format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Rich rules in zone and policy XML files: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ich rules in zone and policy XML files:</text:span></text:p>
              <text:p text:style-name="psCode"><text:span text:style-name="tsDiag"> </text:span></text:p>
              <text:p text:style-name="psCode"><text:span text:style-name="tsDiag">```xml</text:span></text:p>
              <text:p text:style-name="psCode"><text:span text:style-name="tsDiag">&lt;!-- In /etc/firewalld/zones/public.xml --&gt;</text:span></text:p>
              <text:p text:style-name="psCode"><text:span text:style-name="tsDiag">&lt;zone&gt;</text:span></text:p>
              <text:p text:style-name="psCode"><text:span text:style-name="tsDiag">  ...</text:span></text:p>
              <text:p text:style-name="psCode"><text:span text:style-name="tsDiag">  &lt;!-- Accept SSH from admin network (priority -100) --&gt;</text:span></text:p>
              <text:p text:style-name="psCode"><text:span text:style-name="tsDiag">  &lt;rule priority="-100"&gt;</text:span></text:p>
              <text:p text:style-name="psCode"><text:span text:style-name="tsDiag">    &lt;source address="10.100.0.0/24"/&gt;</text:span></text:p>
              <text:p text:style-name="psCode"><text:span text:style-name="tsDiag">    &lt;service name="ssh"/&gt;</text:span></text:p>
              <text:p text:style-name="psCode"><text:span text:style-name="tsDiag">    &lt;accept/&gt;</text:span></text:p>
              <text:p text:style-name="psCode"><text:span text:style-name="tsDiag">  &lt;/rule&gt;</text:span></text:p>
              <text:p text:style-name="psCode"><text:span text:style-name="tsDiag"> </text:span></text:p>
              <text:p text:style-name="psCode"><text:span text:style-name="tsDiag">  &lt;!-- Log and reject everything else trying SSH --&gt;</text:span></text:p>
              <text:p text:style-name="psCode"><text:span text:style-name="tsDiag">  &lt;rule priority="0"&gt;</text:span></text:p>
              <text:p text:style-name="psCode"><text:span text:style-name="tsDiag">    &lt;service name="ssh"/&gt;</text:span></text:p>
              <text:p text:style-name="psCode"><text:span text:style-name="tsDiag">    &lt;log prefix="SSH-BLOCKED: " level="warning"&gt;</text:span></text:p>
              <text:p text:style-name="psCode"><text:span text:style-name="tsDiag">      &lt;limit value="3/m"/&gt;</text:span></text:p>
              <text:p text:style-name="psCode"><text:span text:style-name="tsDiag">    &lt;/log&gt;</text:span></text:p>
              <text:p text:style-name="psCode"><text:span text:style-name="tsDiag">    &lt;reject type="tcp-reset"/&gt;</text:span></text:p>
              <text:p text:style-name="psCode"><text:span text:style-name="tsDiag">  &lt;/rule&gt;</text:span></text:p>
              <text:p text:style-name="psCode"><text:span text:style-name="tsDiag"> </text:span></text:p>
              <text:p text:style-name="psCode"><text:span text:style-name="tsDiag">  &lt;!-- Temporary block (note: cannot persist timeout in XML) --&gt;</text:span></text:p>
              <text:p text:style-name="psCode"><text:span text:style-name="tsDiag">  &lt;rule&gt;</text:span></text:p>
              <text:p text:style-name="psCode"><text:span text:style-name="tsDiag">    &lt;source address="198.51.100.50"/&gt;</text:span></text:p>
              <text:p text:style-name="psCode"><text:span text:style-name="tsDiag">    &lt;drop/&gt;</text:span></text:p>
              <text:p text:style-name="psCode"><text:span text:style-name="tsDiag">  &lt;/rule&gt;</text:span></text:p>
              <text:p text:style-name="psCode"><text:span text:style-name="tsDiag">&lt;/zone&gt;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 Rich Rule XML Format — XML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&lt;!-- In /etc/firewalld/zones/public.xml --&gt;</text:span><text:line-break/><text:span text:style-name="tsCodeDyn_11_A8FF60_DejaVuSansMono">&lt;zone&gt;</text:span><text:line-break/><text:span text:style-name="tsCodeDyn_11_A8FF60_DejaVuSansMono">  ...</text:span><text:line-break/><text:span text:style-name="tsCodeDyn_11_A8FF60_DejaVuSansMono">  &lt;!-- Accept SSH from admin network (priority -100) --&gt;</text:span><text:line-break/><text:span text:style-name="tsCodeDyn_11_A8FF60_DejaVuSansMono">  &lt;rule priority="-100"&gt;</text:span><text:line-break/><text:span text:style-name="tsCodeDyn_11_A8FF60_DejaVuSansMono">    &lt;source address="10.100.0.0/24"/&gt;</text:span><text:line-break/><text:span text:style-name="tsCodeDyn_11_A8FF60_DejaVuSansMono">    &lt;service name="ssh"/&gt;</text:span><text:line-break/><text:span text:style-name="tsCodeDyn_11_A8FF60_DejaVuSansMono">    &lt;accept/&gt;</text:span><text:line-break/><text:span text:style-name="tsCodeDyn_11_A8FF60_DejaVuSansMono">  &lt;/rule&gt;</text:span><text:line-break/><text:span text:style-name="tsCodeDyn_11_A8FF60_DejaVuSansMono"> </text:span><text:line-break/><text:span text:style-name="tsCodeDyn_11_A8FF60_DejaVuSansMono">  &lt;!-- Log and reject everything else trying SSH --&gt;</text:span><text:line-break/><text:span text:style-name="tsCodeDyn_11_A8FF60_DejaVuSansMono">  &lt;rule priority="0"&gt;</text:span><text:line-break/><text:span text:style-name="tsCodeDyn_11_A8FF60_DejaVuSansMono">    &lt;service name="ssh"/&gt;</text:span><text:line-break/><text:span text:style-name="tsCodeDyn_11_A8FF60_DejaVuSansMono">    &lt;log prefix="SSH-BLOCKED: " level="warning"&gt;</text:span><text:line-break/><text:span text:style-name="tsCodeDyn_11_A8FF60_DejaVuSansMono">      &lt;limit value="3/m"/&gt;</text:span><text:line-break/><text:span text:style-name="tsCodeDyn_11_A8FF60_DejaVuSansMono">    &lt;/log&gt;</text:span><text:line-break/><text:span text:style-name="tsCodeDyn_11_A8FF60_DejaVuSansMono">    &lt;reject type="tcp-reset"/&gt;</text:span><text:line-break/><text:span text:style-name="tsCodeDyn_11_A8FF60_DejaVuSansMono">  &lt;/rule&gt;</text:span><text:line-break/><text:span text:style-name="tsCodeDyn_11_A8FF60_DejaVuSansMono"> </text:span><text:line-break/><text:span text:style-name="tsCodeDyn_11_A8FF60_DejaVuSansMono">  &lt;!-- Temporary block (note: cannot persist timeout in XML) --&gt;</text:span><text:line-break/><text:span text:style-name="tsCodeDyn_11_A8FF60_DejaVuSansMono">  &lt;rule&gt;</text:span><text:line-break/><text:span text:style-name="tsCodeDyn_11_A8FF60_DejaVuSansMono">    &lt;source address="198.51.100.50"/&gt;</text:span><text:line-break/><text:span text:style-name="tsCodeDyn_11_A8FF60_DejaVuSansMono">    &lt;drop/&gt;</text:span><text:line-break/><text:span text:style-name="tsCodeDyn_11_A8FF60_DejaVuSansMono">  &lt;/rule&gt;</text:span><text:line-break/><text:span text:style-name="tsCodeDyn_11_A8FF60_DejaVuSansMono">&lt;/zone&gt;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&lt;!-- In /etc/firewalld/zones/public.xml --&gt;</text:span></text:p>
              <text:p text:style-name="psCode"><text:span text:style-name="tsDiag">&lt;zone&gt;</text:span></text:p>
              <text:p text:style-name="psCode"><text:span text:style-name="tsDiag">  ...</text:span></text:p>
              <text:p text:style-name="psCode"><text:span text:style-name="tsDiag">  &lt;!-- Accept SSH from admin network (priority -100) --&gt;</text:span></text:p>
              <text:p text:style-name="psCode"><text:span text:style-name="tsDiag">  &lt;rule priority="-100"&gt;</text:span></text:p>
              <text:p text:style-name="psCode"><text:span text:style-name="tsDiag">    &lt;source address="10.100.0.0/24"/&gt;</text:span></text:p>
              <text:p text:style-name="psCode"><text:span text:style-name="tsDiag">    &lt;service name="ssh"/&gt;</text:span></text:p>
              <text:p text:style-name="psCode"><text:span text:style-name="tsDiag">    &lt;accept/&gt;</text:span></text:p>
              <text:p text:style-name="psCode"><text:span text:style-name="tsDiag">  &lt;/rule&gt;</text:span></text:p>
              <text:p text:style-name="psCode"><text:span text:style-name="tsDiag"> </text:span></text:p>
              <text:p text:style-name="psCode"><text:span text:style-name="tsDiag">  &lt;!-- Log and reject everything else trying SSH --&gt;</text:span></text:p>
              <text:p text:style-name="psCode"><text:span text:style-name="tsDiag">  &lt;rule priority="0"&gt;</text:span></text:p>
              <text:p text:style-name="psCode"><text:span text:style-name="tsDiag">    &lt;service name="ssh"/&gt;</text:span></text:p>
              <text:p text:style-name="psCode"><text:span text:style-name="tsDiag">    &lt;log prefix="SSH-BLOCKED: " level="warning"&gt;</text:span></text:p>
              <text:p text:style-name="psCode"><text:span text:style-name="tsDiag">      &lt;limit value="3/m"/&gt;</text:span></text:p>
              <text:p text:style-name="psCode"><text:span text:style-name="tsDiag">    &lt;/log&gt;</text:span></text:p>
              <text:p text:style-name="psCode"><text:span text:style-name="tsDiag">    &lt;reject type="tcp-reset"/&gt;</text:span></text:p>
              <text:p text:style-name="psCode"><text:span text:style-name="tsDiag">  &lt;/rule&gt;</text:span></text:p>
              <text:p text:style-name="psCode"><text:span text:style-name="tsDiag"> </text:span></text:p>
              <text:p text:style-name="psCode"><text:span text:style-name="tsDiag">  &lt;!-- Temporary block (note: cannot persist timeout in XML) --&gt;</text:span></text:p>
              <text:p text:style-name="psCode"><text:span text:style-name="tsDiag">  &lt;rule&gt;</text:span></text:p>
              <text:p text:style-name="psCode"><text:span text:style-name="tsDiag">    &lt;source address="198.51.100.50"/&gt;</text:span></text:p>
              <text:p text:style-name="psCode"><text:span text:style-name="tsDiag">    &lt;drop/&gt;</text:span></text:p>
              <text:p text:style-name="psCode"><text:span text:style-name="tsDiag">  &lt;/rule&gt;</text:span></text:p>
              <text:p text:style-name="psCode"><text:span text:style-name="tsDiag">&lt;/zone&gt;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 Troubleshooting Rich Rul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Rule not matching — quoting issues</text:span></text:p>
            <text:p text:style-name="psBullet"><text:span text:style-name="tsBullet">Rich rules must be quoted carefully in the shell. Single quotes protect the inner double quotes:</text:span></text:p>
            <text:p text:style-name="psBullet"><text:span text:style-name="tsBullet">◆ Removing rules — exact match required</text:span></text:p>
            <text:p text:style-name="psBullet"><text:span text:style-name="tsBullet">To remove a rich rule, you must provide the exact string you used to add it:</text:span></text:p>
            <text:p text:style-name="psBullet"><text:span text:style-name="tsBullet">◆ Checking what nftables rule was created</text:span></text:p>
            <text:p text:style-name="psBullet"><text:span text:style-name="tsBullet">◆ Listing all rich rules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Rule not matching — quoting issues</text:span></text:p>
              <text:p text:style-name="psCode"><text:span text:style-name="tsDiag"> </text:span></text:p>
              <text:p text:style-name="psCode"><text:span text:style-name="tsDiag">Rich rules must be quoted carefully in the shell. Single quotes protect the</text:span></text:p>
              <text:p text:style-name="psCode"><text:span text:style-name="tsDiag">inner double quotes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rich-rule='rule family="ipv4" source address="10.0.0.1" accept'</text:span></text:p>
              <text:p text:style-name="psCode"><text:span text:style-name="tsDiag"> </text:span></text:p>
              <text:p text:style-name="psCode"><text:span text:style-name="tsDiag">firewall-cmd --zone=public --add-rich-rule="rule family="ipv4" source address="10.0.0.1" accept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Removing rules — exact match required</text:span></text:p>
              <text:p text:style-name="psCode"><text:span text:style-name="tsDiag"> </text:span></text:p>
              <text:p text:style-name="psCode"><text:span text:style-name="tsDiag">To remove a rich rule, you must provide the exact string you used to add it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permanent --zone=public --add-rich-rule='rule family="ipv4" source address="10.0.0.0/8" service name="ssh" accept'</text:span></text:p>
              <text:p text:style-name="psCode"><text:span text:style-name="tsDiag"> </text:span></text:p>
              <text:p text:style-name="psCode"><text:span text:style-name="tsDiag">firewall-cmd --permanent --zone=public --remove-rich-rule='rule family="ipv4" source address="10.0.0.0/8" service name="ssh" accept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Checking what nftables rule was created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chain inet firewalld filter_IN_public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Listing all rich rul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list-rich-rules</text:span></text:p>
              <text:p text:style-name="psCode"><text:span text:style-name="tsDiag"> </text:span></text:p>
              <text:p text:style-name="psCode"><text:span text:style-name="tsDiag">firewall-cmd --permanent --zone=public --list-rich-rules</text:span></text:p>
              <text:p text:style-name="psCode"><text:span text:style-name="tsDiag"> </text:span></text:p>
              <text:p text:style-name="psCode"><text:span text:style-name="tsDiag">firewall-cmd --policy mypolicy --list-rich-rul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 Troubleshooting Rich Ru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0_A8FF60_DejaVuSansMono">firewall-cmd --zone=public --add-rich-rule='rule family="ipv4" source address="10.0.0.1" accept'</text:span><text:line-break/><text:span text:style-name="tsCodeDyn_10_A8FF60_DejaVuSansMono"> </text:span><text:line-break/><text:span text:style-name="tsCodeDyn_10_A8FF60_DejaVuSansMono">firewall-cmd --zone=public --add-rich-rule="rule family="ipv4" source address="10.0.0.1" accept"</text:span><text:line-break/><text:span text:style-name="tsCodeDyn_10_A8FF60_DejaVuSansMono"> </text:span><text:line-break/><text:span text:style-name="tsCodeDyn_10_A8FF60_DejaVuSansMono">firewall-cmd --permanent --zone=public --add-rich-rule='rule family="ipv4" source address="10.0.0.0/8" service name="ssh" accept'</text:span><text:line-break/><text:span text:style-name="tsCodeDyn_10_A8FF60_DejaVuSansMono"> </text:span><text:line-break/><text:span text:style-name="tsCodeDyn_10_A8FF60_DejaVuSansMono">firewall-cmd --permanent --zone=public --remove-rich-rule='rule family="ipv4" source address="10.0.0.0/8" service name="ssh" accept'</text:span><text:line-break/><text:span text:style-name="tsCodeDyn_10_A8FF60_DejaVuSansMono"> </text:span><text:line-break/><text:span text:style-name="tsCodeDyn_10_A8FF60_DejaVuSansMono">nft list chain inet firewalld filter_IN_public</text:span><text:line-break/><text:span text:style-name="tsCodeDyn_10_A8FF60_DejaVuSansMono"> </text:span><text:line-break/><text:span text:style-name="tsCodeDyn_10_A8FF60_DejaVuSansMono">firewall-cmd --zone=public --list-rich-rules</text:span><text:line-break/><text:span text:style-name="tsCodeDyn_10_A8FF60_DejaVuSansMono"> </text:span><text:line-break/><text:span text:style-name="tsCodeDyn_10_A8FF60_DejaVuSansMono">firewall-cmd --permanent --zone=public --list-rich-rules</text:span><text:line-break/><text:span text:style-name="tsCodeDyn_10_A8FF60_DejaVuSansMono"> </text:span><text:line-break/><text:span text:style-name="tsCodeDyn_10_A8FF60_DejaVuSansMono">firewall-cmd --policy mypolicy --list-rich-rul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public --add-rich-rule='rule family="ipv4" source address="10.0.0.1" accept'</text:span></text:p>
              <text:p text:style-name="psCode"><text:span text:style-name="tsDiag"> </text:span></text:p>
              <text:p text:style-name="psCode"><text:span text:style-name="tsDiag">firewall-cmd --zone=public --add-rich-rule="rule family="ipv4" source address="10.0.0.1" accept"</text:span></text:p>
              <text:p text:style-name="psCode"><text:span text:style-name="tsDiag"> </text:span></text:p>
              <text:p text:style-name="psCode"><text:span text:style-name="tsDiag">firewall-cmd --permanent --zone=public --add-rich-rule='rule family="ipv4" source address="10.0.0.0/8" service name="ssh" accept'</text:span></text:p>
              <text:p text:style-name="psCode"><text:span text:style-name="tsDiag"> </text:span></text:p>
              <text:p text:style-name="psCode"><text:span text:style-name="tsDiag">firewall-cmd --permanent --zone=public --remove-rich-rule='rule family="ipv4" source address="10.0.0.0/8" service name="ssh" accept'</text:span></text:p>
              <text:p text:style-name="psCode"><text:span text:style-name="tsDiag"> </text:span></text:p>
              <text:p text:style-name="psCode"><text:span text:style-name="tsDiag">nft list chain inet firewalld filter_IN_public</text:span></text:p>
              <text:p text:style-name="psCode"><text:span text:style-name="tsDiag"> </text:span></text:p>
              <text:p text:style-name="psCode"><text:span text:style-name="tsDiag">firewall-cmd --zone=public --list-rich-rules</text:span></text:p>
              <text:p text:style-name="psCode"><text:span text:style-name="tsDiag"> </text:span></text:p>
              <text:p text:style-name="psCode"><text:span text:style-name="tsDiag">firewall-cmd --permanent --zone=public --list-rich-rules</text:span></text:p>
              <text:p text:style-name="psCode"><text:span text:style-name="tsDiag"> </text:span></text:p>
              <text:p text:style-name="psCode"><text:span text:style-name="tsDiag">firewall-cmd --policy mypolicy --list-rich-rules</text:span></text:p>
            </draw:text-box>
          </draw:frame>
        </presentation:notes>
      </draw:page>
      <draw:page draw:style-name="dpLab" draw:master-page-name="RHELDark">
        <draw:frame draw:style-name="gsBanner" svg:x="0cm" svg:y="0cm" svg:width="33.87cm" svg:height="2.8cm">
          <draw:text-box>
            <text:p text:style-name="psTitle"><text:span text:style-name="tsH1Lab">🔧  Lab 6 — Per-IP Control and Logging</text:span></text:p>
          </draw:text-box>
        </draw:frame>
        <draw:frame draw:style-name="gsFrame" svg:x="1.5cm" svg:y="3.1cm" svg:width="30.87cm" svg:height="15.5cm">
          <draw:text-box>
            <text:p text:style-name="psBullet"><text:span text:style-name="tsLabStep">Topology: Single-node (node1)</text:span></text:p>
            <text:p text:style-name="psBullet"><text:span text:style-name="tsLabStep">Objective: Use rich rules to implement tiered access: one IP gets full SSH access, another gets limited access with logging, and all others are rejected. Observe exactly which log messages appear and which nftables rules are created.</text:span></text:p>
            <text:p text:style-name="psBullet"><text:span text:style-name="tsLabStep">◆ Step 1 — Start node1 and prepare</text:span></text:p>
            <text:p text:style-name="psBullet"><text:span text:style-name="tsLabStep">◆ Step 2 — Remove default SSH service (take full control)</text:span></text:p>
            <text:p text:style-name="psBullet"><text:span text:style-name="tsLabStep">◆ Step 3 — Add a high-priority allow for admin IP</text:span></text:p>
            <text:p text:style-name="psBullet"><text:span text:style-name="tsLabStep">◆ Step 4 — Add a rate-limited log for other IPs</text:span></text:p>
            <text:p text:style-name="psBullet"><text:span text:style-name="tsLabStep">◆ Step 5 — List all rich rules to verify</text:span></text:p>
            <text:p text:style-name="psBullet"><text:span text:style-name="tsLabStep">◆ Step 6 — Test access and observe log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Step 7 — Read log messages</text:span></text:p>
              <text:p text:style-name="psCode"><text:span text:style-name="tsDiag">Generate some traffic from the host to trigger log entries.</text:span></text:p>
              <text:p text:style-name="psCode"><text:span text:style-name="tsDiag">◆ Step 8 — Inspect nftables rules</text:span></text:p>
              <text:p text:style-name="psCode"><text:span text:style-name="tsDiag">💡 💡 CONCEPT CHECK You should see: 1. A rule with priority matching your admin allow rule 2. A log and reject rule for blocked SSH Notice the ordering in nftables matches the priority numbers — lower priority number (more negative) = earlier in the chain.</text:span></text:p>
              <text:p text:style-name="psCode"><text:span text:style-name="tsDiag">◆ Step 9 — Add a timeout block for an "attacker"</text:span></text:p>
              <text:p text:style-name="psCode"><text:span text:style-name="tsDiag">◆ Step 10 — Make rules permanent and clean up</text:span></text:p>
              <text:p text:style-name="psCode"><text:span text:style-name="tsDiag">◆ Summary</text:span></text:p>
              <text:p text:style-name="psCode"><text:span text:style-name="tsDiag">Rich rules give you surgical control:</text:span></text:p>
              <text:p text:style-name="psCode"><text:span text:style-name="tsDiag">Module 06 complete.</text:span></text:p>
              <text:p text:style-name="psCode"><text:span text:style-name="tsDiag">Continue to Module 07 — NAT, Masquerading, and Port Forwarding →</text:span></text:p>
              <text:p text:style-name="psCode"><text:span text:style-name="tsDiag">© 2026 Jaco Steyn — Licensed under CC BY-SA 4.0</text:span></text:p>
              <text:p text:style-name="psCode"><text:span text:style-name="tsDiag"> </text:span></text:p>
              <text:p text:style-name="psCode"><text:span text:style-name="tsDiag">**Topology:** Single-node (node1)</text:span></text:p>
              <text:p text:style-name="psCode"><text:span text:style-name="tsDiag"> </text:span></text:p>
              <text:p text:style-name="psCode"><text:span text:style-name="tsDiag">**Objective:** Use rich rules to implement tiered access: one IP gets full SSH</text:span></text:p>
              <text:p text:style-name="psCode"><text:span text:style-name="tsDiag">access, another gets limited access with logging, and all others are rejected.</text:span></text:p>
              <text:p text:style-name="psCode"><text:span text:style-name="tsDiag">Observe exactly which log messages appear and which nftables rules are created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1 — Start node1 and prepar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list-all --zone=public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2 — Remove default SSH service (take full control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remove-service=ssh</text:span></text:p>
              <text:p text:style-name="psCode"><text:span text:style-name="tsDiag"> </text:span></text:p>
              <text:p text:style-name="psCode"><text:span text:style-name="tsDiag">firewall-cmd --list-services --zone=public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3 — Add a high-priority allow for admin I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rich-rule='</text:span></text:p>
              <text:p text:style-name="psCode"><text:span text:style-name="tsDiag">  rule priority="-200" family="ipv4"</text:span></text:p>
              <text:p text:style-name="psCode"><text:span text:style-name="tsDiag">  source address="172.20.1.1"</text:span></text:p>
              <text:p text:style-name="psCode"><text:span text:style-name="tsDiag">  service name="ssh"</text:span></text:p>
              <text:p text:style-name="psCode"><text:span text:style-name="tsDiag">  log prefix="SSH-ADMIN-ALLOW: " level="info" limit value="3/m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4 — Add a rate-limited log for other IP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rich-rule='</text:span></text:p>
              <text:p text:style-name="psCode"><text:span text:style-name="tsDiag">  rule priority="0" family="ipv4"</text:span></text:p>
              <text:p text:style-name="psCode"><text:span text:style-name="tsDiag">  service name="ssh"</text:span></text:p>
              <text:p text:style-name="psCode"><text:span text:style-name="tsDiag">  log prefix="SSH-DENIED: " level="warning" limit value="3/m"</text:span></text:p>
              <text:p text:style-name="psCode"><text:span text:style-name="tsDiag">  reject type="tcp-reset"</text:span></text:p>
              <text:p text:style-name="psCode"><text:span text:style-name="tsDiag">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5 — List all rich rules to verify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list-rich-rules --zone=public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6 — Test access and observe log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c -zv 172.20.1.10 22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7 — Read log messag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journalctl -f -k | grep -E "SSH-ADMIN|SSH-DENIED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Generate some traffic from the host to trigger log entries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8 — Inspect nftables rul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chain inet firewalld filter_IN_public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**💡 CONCEPT CHECK**</text:span></text:p>
              <text:p text:style-name="psCode"><text:span text:style-name="tsDiag">&gt; You should see:</text:span></text:p>
              <text:p text:style-name="psCode"><text:span text:style-name="tsDiag">&gt; 1. A rule with priority matching your admin allow rule</text:span></text:p>
              <text:p text:style-name="psCode"><text:span text:style-name="tsDiag">&gt; 2. A log and reject rule for blocked SSH</text:span></text:p>
              <text:p text:style-name="psCode"><text:span text:style-name="tsDiag">&gt; Notice the ordering in nftables matches the priority numbers — lower priority</text:span></text:p>
              <text:p text:style-name="psCode"><text:span text:style-name="tsDiag">&gt; number (more negative) = earlier in the chain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9 — Add a timeout block for an "attacker"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rich-rule='</text:span></text:p>
              <text:p text:style-name="psCode"><text:span text:style-name="tsDiag">  rule family="ipv4"</text:span></text:p>
              <text:p text:style-name="psCode"><text:span text:style-name="tsDiag">  source address="198.51.100.99"</text:span></text:p>
              <text:p text:style-name="psCode"><text:span text:style-name="tsDiag">  log prefix="ATTACKER-BLOCKED: " level="warning" limit value="1/m"</text:span></text:p>
              <text:p text:style-name="psCode"><text:span text:style-name="tsDiag">  drop</text:span></text:p>
              <text:p text:style-name="psCode"><text:span text:style-name="tsDiag">' --timeout=120</text:span></text:p>
              <text:p text:style-name="psCode"><text:span text:style-name="tsDiag"> </text:span></text:p>
              <text:p text:style-name="psCode"><text:span text:style-name="tsDiag">firewall-cmd --list-rich-rules --zone=public</text:span></text:p>
              <text:p text:style-name="psCode"><text:span text:style-name="tsDiag"> </text:span></text:p>
              <text:p text:style-name="psCode"><text:span text:style-name="tsDiag">sleep 30 &amp;&amp; firewall-cmd --list-rich-rules --zone=public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10 — Make rules permanent and clean 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 </text:span></text:p>
              <text:p text:style-name="psCode"><text:span text:style-name="tsDiag">firewall-cmd --permanent --zone=public --add-rich-rule='</text:span></text:p>
              <text:p text:style-name="psCode"><text:span text:style-name="tsDiag">  rule priority="-200" family="ipv4"</text:span></text:p>
              <text:p text:style-name="psCode"><text:span text:style-name="tsDiag">  source address="172.20.1.1"</text:span></text:p>
              <text:p text:style-name="psCode"><text:span text:style-name="tsDiag">  service name="ssh"</text:span></text:p>
              <text:p text:style-name="psCode"><text:span text:style-name="tsDiag">  log prefix="SSH-ADMIN-ALLOW: " level="info" limit value="3/m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permanent --zone=public --add-service=ssh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list-all --zone=public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ummary</text:span></text:p>
              <text:p text:style-name="psCode"><text:span text:style-name="tsDiag"> </text:span></text:p>
              <text:p text:style-name="psCode"><text:span text:style-name="tsDiag">Rich rules give you surgical control:</text:span></text:p>
              <text:p text:style-name="psCode"><text:span text:style-name="tsDiag"> </text:span></text:p>
              <text:p text:style-name="psCode"><text:span text:style-name="tsDiag">| Capability | Command element |</text:span></text:p>
              <text:p text:style-name="psCode"><text:span text:style-name="tsDiag">|------------|-----------------|</text:span></text:p>
              <text:p text:style-name="psCode"><text:span text:style-name="tsDiag">| IPv4 only | `family="ipv4"` |</text:span></text:p>
              <text:p text:style-name="psCode"><text:span text:style-name="tsDiag">| Source IP match | `source address="..."` |</text:span></text:p>
              <text:p text:style-name="psCode"><text:span text:style-name="tsDiag">| Source IP negate | `source NOT address="..."` |</text:span></text:p>
              <text:p text:style-name="psCode"><text:span text:style-name="tsDiag">| Log + action | `log prefix="..." accept` |</text:span></text:p>
              <text:p text:style-name="psCode"><text:span text:style-name="tsDiag">| Rate limit logging | `log ... limit value="3/m"` |</text:span></text:p>
              <text:p text:style-name="psCode"><text:span text:style-name="tsDiag">| Priority ordering | `priority="-200"` |</text:span></text:p>
              <text:p text:style-name="psCode"><text:span text:style-name="tsDiag">| Temporary rule | `--timeout=2h` |</text:span></text:p>
              <text:p text:style-name="psCode"><text:span text:style-name="tsDiag">| TCP fast-fail | `reject type="tcp-reset"`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*Module 06 complete.*</text:span></text:p>
              <text:p text:style-name="psCode"><text:span text:style-name="tsDiag"> </text:span></text:p>
              <text:p text:style-name="psCode"><text:span text:style-name="tsDiag">**Continue to [Module 07 — NAT, Masquerading, and Port Forwarding →](./07-nat-masquerading-and-port-forwarding.md)**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© 2026 Jaco Steyn — Licensed under CC BY-SA 4.0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6 — Per-IP Control and Logging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podman exec -it node1 bash</text:span><text:line-break/><text:span text:style-name="tsCodeDyn_11_A8FF60_DejaVuSansMono"> </text:span><text:line-break/><text:span text:style-name="tsCodeDyn_11_A8FF60_DejaVuSansMono">firewall-cmd --list-all --zone=public</text:span><text:line-break/><text:span text:style-name="tsCodeDyn_11_A8FF60_DejaVuSansMono"> </text:span><text:line-break/><text:span text:style-name="tsCodeDyn_11_A8FF60_DejaVuSansMono">firewall-cmd --zone=public --remove-service=ssh</text:span><text:line-break/><text:span text:style-name="tsCodeDyn_11_A8FF60_DejaVuSansMono"> </text:span><text:line-break/><text:span text:style-name="tsCodeDyn_11_A8FF60_DejaVuSansMono">firewall-cmd --list-services --zone=public</text:span><text:line-break/><text:span text:style-name="tsCodeDyn_11_A8FF60_DejaVuSansMono"> </text:span><text:line-break/><text:span text:style-name="tsCodeDyn_11_A8FF60_DejaVuSansMono">firewall-cmd --zone=public --add-rich-rule='</text:span><text:line-break/><text:span text:style-name="tsCodeDyn_11_A8FF60_DejaVuSansMono">  rule priority="-200" family="ipv4"</text:span><text:line-break/><text:span text:style-name="tsCodeDyn_11_A8FF60_DejaVuSansMono">  source address="172.20.1.1"</text:span><text:line-break/><text:span text:style-name="tsCodeDyn_11_A8FF60_DejaVuSansMono">  service name="ssh"</text:span><text:line-break/><text:span text:style-name="tsCodeDyn_11_A8FF60_DejaVuSansMono">  log prefix="SSH-ADMIN-ALLOW: " level="info" limit value="3/m"</text:span><text:line-break/><text:span text:style-name="tsCodeDyn_11_A8FF60_DejaVuSansMono">  accept</text:span><text:line-break/><text:span text:style-name="tsCodeDyn_11_A8FF60_DejaVuSansMono">'</text:span><text:line-break/><text:span text:style-name="tsCodeDyn_11_A8FF60_DejaVuSansMono"> </text:span><text:line-break/><text:span text:style-name="tsCodeDyn_11_A8FF60_DejaVuSansMono">firewall-cmd --zone=public --add-rich-rule='</text:span><text:line-break/><text:span text:style-name="tsCodeDyn_11_A8FF60_DejaVuSansMono">  rule priority="0" family="ipv4"</text:span><text:line-break/><text:span text:style-name="tsCodeDyn_11_A8FF60_DejaVuSansMono">  service name="ssh"</text:span><text:line-break/><text:span text:style-name="tsCodeDyn_11_A8FF60_DejaVuSansMono">  log prefix="SSH-DENIED: " level="warning" limit value="3/m"</text:span><text:line-break/><text:span text:style-name="tsCodeDyn_11_A8FF60_DejaVuSansMono">  reject type="tcp-reset"</text:span><text:line-break/><text:span text:style-name="tsCodeDyn_11_A8FF60_DejaVuSansMono">'</text:span><text:line-break/><text:span text:style-name="tsCodeDyn_11_A8FF60_DejaVuSansMono"> </text:span><text:line-break/><text:span text:style-name="tsCodeDyn_11_A8FF60_DejaVuSansMono">firewall-cmd --list-rich-rules --zone=public</text:span><text:line-break/><text:span text:style-name="tsCodeDyn_11_A8FF60_DejaVuSansMono"> </text:span><text:line-break/><text:span text:style-name="tsCodeDyn_11_A8FF60_DejaVuSansMono">nc -zv 172.20.1.10 22</text:span><text:line-break/><text:span text:style-name="tsCodeDyn_11_A8FF60_DejaVuSansMono"> 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list-all --zone=public</text:span></text:p>
              <text:p text:style-name="psCode"><text:span text:style-name="tsDiag"> </text:span></text:p>
              <text:p text:style-name="psCode"><text:span text:style-name="tsDiag">firewall-cmd --zone=public --remove-service=ssh</text:span></text:p>
              <text:p text:style-name="psCode"><text:span text:style-name="tsDiag"> </text:span></text:p>
              <text:p text:style-name="psCode"><text:span text:style-name="tsDiag">firewall-cmd --list-services --zone=public</text:span></text:p>
              <text:p text:style-name="psCode"><text:span text:style-name="tsDiag"> </text:span></text:p>
              <text:p text:style-name="psCode"><text:span text:style-name="tsDiag">firewall-cmd --zone=public --add-rich-rule='</text:span></text:p>
              <text:p text:style-name="psCode"><text:span text:style-name="tsDiag">  rule priority="-200" family="ipv4"</text:span></text:p>
              <text:p text:style-name="psCode"><text:span text:style-name="tsDiag">  source address="172.20.1.1"</text:span></text:p>
              <text:p text:style-name="psCode"><text:span text:style-name="tsDiag">  service name="ssh"</text:span></text:p>
              <text:p text:style-name="psCode"><text:span text:style-name="tsDiag">  log prefix="SSH-ADMIN-ALLOW: " level="info" limit value="3/m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zone=public --add-rich-rule='</text:span></text:p>
              <text:p text:style-name="psCode"><text:span text:style-name="tsDiag">  rule priority="0" family="ipv4"</text:span></text:p>
              <text:p text:style-name="psCode"><text:span text:style-name="tsDiag">  service name="ssh"</text:span></text:p>
              <text:p text:style-name="psCode"><text:span text:style-name="tsDiag">  log prefix="SSH-DENIED: " level="warning" limit value="3/m"</text:span></text:p>
              <text:p text:style-name="psCode"><text:span text:style-name="tsDiag">  reject type="tcp-reset"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list-rich-rules --zone=public</text:span></text:p>
              <text:p text:style-name="psCode"><text:span text:style-name="tsDiag"> </text:span></text:p>
              <text:p text:style-name="psCode"><text:span text:style-name="tsDiag">nc -zv 172.20.1.10 22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journalctl -f -k | grep -E "SSH-ADMIN|SSH-DENIED"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6 — Per-IP Control and Logging — BASH (cont. 2)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journalctl -f -k | grep -E "SSH-ADMIN|SSH-DENIED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list-all --zone=public</text:span></text:p>
              <text:p text:style-name="psCode"><text:span text:style-name="tsDiag"> </text:span></text:p>
              <text:p text:style-name="psCode"><text:span text:style-name="tsDiag">firewall-cmd --zone=public --remove-service=ssh</text:span></text:p>
              <text:p text:style-name="psCode"><text:span text:style-name="tsDiag"> </text:span></text:p>
              <text:p text:style-name="psCode"><text:span text:style-name="tsDiag">firewall-cmd --list-services --zone=public</text:span></text:p>
              <text:p text:style-name="psCode"><text:span text:style-name="tsDiag"> </text:span></text:p>
              <text:p text:style-name="psCode"><text:span text:style-name="tsDiag">firewall-cmd --zone=public --add-rich-rule='</text:span></text:p>
              <text:p text:style-name="psCode"><text:span text:style-name="tsDiag">  rule priority="-200" family="ipv4"</text:span></text:p>
              <text:p text:style-name="psCode"><text:span text:style-name="tsDiag">  source address="172.20.1.1"</text:span></text:p>
              <text:p text:style-name="psCode"><text:span text:style-name="tsDiag">  service name="ssh"</text:span></text:p>
              <text:p text:style-name="psCode"><text:span text:style-name="tsDiag">  log prefix="SSH-ADMIN-ALLOW: " level="info" limit value="3/m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zone=public --add-rich-rule='</text:span></text:p>
              <text:p text:style-name="psCode"><text:span text:style-name="tsDiag">  rule priority="0" family="ipv4"</text:span></text:p>
              <text:p text:style-name="psCode"><text:span text:style-name="tsDiag">  service name="ssh"</text:span></text:p>
              <text:p text:style-name="psCode"><text:span text:style-name="tsDiag">  log prefix="SSH-DENIED: " level="warning" limit value="3/m"</text:span></text:p>
              <text:p text:style-name="psCode"><text:span text:style-name="tsDiag">  reject type="tcp-reset"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list-rich-rules --zone=public</text:span></text:p>
              <text:p text:style-name="psCode"><text:span text:style-name="tsDiag"> </text:span></text:p>
              <text:p text:style-name="psCode"><text:span text:style-name="tsDiag">nc -zv 172.20.1.10 22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journalctl -f -k | grep -E "SSH-ADMIN|SSH-DENIED"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6 — Per-IP Control and Logging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list chain inet firewalld filter_IN_public</text:span><text:line-break/><text:span text:style-name="tsCodeDyn_11_A8FF60_DejaVuSansMono"> </text:span><text:line-break/><text:span text:style-name="tsCodeDyn_11_A8FF60_DejaVuSansMono">firewall-cmd --zone=public --add-rich-rule='</text:span><text:line-break/><text:span text:style-name="tsCodeDyn_11_A8FF60_DejaVuSansMono">  rule family="ipv4"</text:span><text:line-break/><text:span text:style-name="tsCodeDyn_11_A8FF60_DejaVuSansMono">  source address="198.51.100.99"</text:span><text:line-break/><text:span text:style-name="tsCodeDyn_11_A8FF60_DejaVuSansMono">  log prefix="ATTACKER-BLOCKED: " level="warning" limit value="1/m"</text:span><text:line-break/><text:span text:style-name="tsCodeDyn_11_A8FF60_DejaVuSansMono">  drop</text:span><text:line-break/><text:span text:style-name="tsCodeDyn_11_A8FF60_DejaVuSansMono">' --timeout=120</text:span><text:line-break/><text:span text:style-name="tsCodeDyn_11_A8FF60_DejaVuSansMono"> </text:span><text:line-break/><text:span text:style-name="tsCodeDyn_11_A8FF60_DejaVuSansMono">firewall-cmd --list-rich-rules --zone=public</text:span><text:line-break/><text:span text:style-name="tsCodeDyn_11_A8FF60_DejaVuSansMono"> </text:span><text:line-break/><text:span text:style-name="tsCodeDyn_11_A8FF60_DejaVuSansMono">sleep 30 &amp;&amp; firewall-cmd --list-rich-rules --zone=public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firewall-cmd --permanent --zone=public --add-rich-rule='</text:span><text:line-break/><text:span text:style-name="tsCodeDyn_11_A8FF60_DejaVuSansMono">  rule priority="-200" family="ipv4"</text:span><text:line-break/><text:span text:style-name="tsCodeDyn_11_A8FF60_DejaVuSansMono">  source address="172.20.1.1"</text:span><text:line-break/><text:span text:style-name="tsCodeDyn_11_A8FF60_DejaVuSansMono">  service name="ssh"</text:span><text:line-break/><text:span text:style-name="tsCodeDyn_11_A8FF60_DejaVuSansMono">  log prefix="SSH-ADMIN-ALLOW: " level="info" limit value="3/m"</text:span><text:line-break/><text:span text:style-name="tsCodeDyn_11_A8FF60_DejaVuSansMono">  accept</text:span><text:line-break/><text:span text:style-name="tsCodeDyn_11_A8FF60_DejaVuSansMono">'</text:span><text:line-break/><text:span text:style-name="tsCodeDyn_11_A8FF60_DejaVuSansMono"> </text:span><text:line-break/><text:span text:style-name="tsCodeDyn_11_A8FF60_DejaVuSansMono">firewall-cmd --permanent --zone=public --add-service=ssh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firewall-cmd --list-all --zone=publi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list chain inet firewalld filter_IN_public</text:span></text:p>
              <text:p text:style-name="psCode"><text:span text:style-name="tsDiag"> </text:span></text:p>
              <text:p text:style-name="psCode"><text:span text:style-name="tsDiag">firewall-cmd --zone=public --add-rich-rule='</text:span></text:p>
              <text:p text:style-name="psCode"><text:span text:style-name="tsDiag">  rule family="ipv4"</text:span></text:p>
              <text:p text:style-name="psCode"><text:span text:style-name="tsDiag">  source address="198.51.100.99"</text:span></text:p>
              <text:p text:style-name="psCode"><text:span text:style-name="tsDiag">  log prefix="ATTACKER-BLOCKED: " level="warning" limit value="1/m"</text:span></text:p>
              <text:p text:style-name="psCode"><text:span text:style-name="tsDiag">  drop</text:span></text:p>
              <text:p text:style-name="psCode"><text:span text:style-name="tsDiag">' --timeout=120</text:span></text:p>
              <text:p text:style-name="psCode"><text:span text:style-name="tsDiag"> </text:span></text:p>
              <text:p text:style-name="psCode"><text:span text:style-name="tsDiag">firewall-cmd --list-rich-rules --zone=public</text:span></text:p>
              <text:p text:style-name="psCode"><text:span text:style-name="tsDiag"> </text:span></text:p>
              <text:p text:style-name="psCode"><text:span text:style-name="tsDiag">sleep 30 &amp;&amp; firewall-cmd --list-rich-rules --zone=public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firewall-cmd --permanent --zone=public --add-rich-rule='</text:span></text:p>
              <text:p text:style-name="psCode"><text:span text:style-name="tsDiag">  rule priority="-200" family="ipv4"</text:span></text:p>
              <text:p text:style-name="psCode"><text:span text:style-name="tsDiag">  source address="172.20.1.1"</text:span></text:p>
              <text:p text:style-name="psCode"><text:span text:style-name="tsDiag">  service name="ssh"</text:span></text:p>
              <text:p text:style-name="psCode"><text:span text:style-name="tsDiag">  log prefix="SSH-ADMIN-ALLOW: " level="info" limit value="3/m"</text:span></text:p>
              <text:p text:style-name="psCode"><text:span text:style-name="tsDiag">  accept</text:span></text:p>
              <text:p text:style-name="psCode"><text:span text:style-name="tsDiag">'</text:span></text:p>
              <text:p text:style-name="psCode"><text:span text:style-name="tsDiag"> </text:span></text:p>
              <text:p text:style-name="psCode"><text:span text:style-name="tsDiag">firewall-cmd --permanent --zone=public --add-service=ssh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list-all --zone=public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cm">
          <draw:text-box>
            <text:p text:style-name="psTitle"><text:span text:style-name="tsH1Lab">Lab 6 — Per-IP Control and Logging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4765280_892"/>
            <table:table-column table:style-name="tcCol_140141244765280_2295"/>
            <table:table-row>
              <table:table-cell table:style-name="tcsHeader">
                <text:p text:style-name="psCell"><text:span text:style-name="tsTh">Capability</text:span></text:p>
              </table:table-cell>
              <table:table-cell table:style-name="tcsHeader">
                <text:p text:style-name="psCell"><text:span text:style-name="tsTh">Command element</text:span></text:p>
              </table:table-cell>
            </table:table-row>
            <table:table-row>
              <table:table-cell table:style-name="tcsRowA">
                <text:p text:style-name="psCell"><text:span text:style-name="tsTd">IPv4 only</text:span></text:p>
              </table:table-cell>
              <table:table-cell table:style-name="tcsRowA">
                <text:p text:style-name="psCell"><text:span text:style-name="tsTd">family="ipv4"</text:span></text:p>
              </table:table-cell>
            </table:table-row>
            <table:table-row>
              <table:table-cell table:style-name="tcsRowB">
                <text:p text:style-name="psCell"><text:span text:style-name="tsTd">Source IP match</text:span></text:p>
              </table:table-cell>
              <table:table-cell table:style-name="tcsRowB">
                <text:p text:style-name="psCell"><text:span text:style-name="tsTd">source address="..."</text:span></text:p>
              </table:table-cell>
            </table:table-row>
            <table:table-row>
              <table:table-cell table:style-name="tcsRowA">
                <text:p text:style-name="psCell"><text:span text:style-name="tsTd">Source IP negate</text:span></text:p>
              </table:table-cell>
              <table:table-cell table:style-name="tcsRowA">
                <text:p text:style-name="psCell"><text:span text:style-name="tsTd">source NOT address="..."</text:span></text:p>
              </table:table-cell>
            </table:table-row>
            <table:table-row>
              <table:table-cell table:style-name="tcsRowB">
                <text:p text:style-name="psCell"><text:span text:style-name="tsTd">Log + action</text:span></text:p>
              </table:table-cell>
              <table:table-cell table:style-name="tcsRowB">
                <text:p text:style-name="psCell"><text:span text:style-name="tsTd">log prefix="..." accept</text:span></text:p>
              </table:table-cell>
            </table:table-row>
            <table:table-row>
              <table:table-cell table:style-name="tcsRowA">
                <text:p text:style-name="psCell"><text:span text:style-name="tsTd">Rate limit logging</text:span></text:p>
              </table:table-cell>
              <table:table-cell table:style-name="tcsRowA">
                <text:p text:style-name="psCell"><text:span text:style-name="tsTd">log ... limit value="3/m"</text:span></text:p>
              </table:table-cell>
            </table:table-row>
            <table:table-row>
              <table:table-cell table:style-name="tcsRowB">
                <text:p text:style-name="psCell"><text:span text:style-name="tsTd">Priority ordering</text:span></text:p>
              </table:table-cell>
              <table:table-cell table:style-name="tcsRowB">
                <text:p text:style-name="psCell"><text:span text:style-name="tsTd">priority="-200"</text:span></text:p>
              </table:table-cell>
            </table:table-row>
            <table:table-row>
              <table:table-cell table:style-name="tcsRowA">
                <text:p text:style-name="psCell"><text:span text:style-name="tsTd">Temporary rule</text:span></text:p>
              </table:table-cell>
              <table:table-cell table:style-name="tcsRowA">
                <text:p text:style-name="psCell"><text:span text:style-name="tsTd">--timeout=2h</text:span></text:p>
              </table:table-cell>
            </table:table-row>
            <table:table-row>
              <table:table-cell table:style-name="tcsRowB">
                <text:p text:style-name="psCell"><text:span text:style-name="tsTd">TCP fast-fail</text:span></text:p>
              </table:table-cell>
              <table:table-cell table:style-name="tcsRowB">
                <text:p text:style-name="psCell"><text:span text:style-name="tsTd">reject type="tcp-reset"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pability | Command element</text:span></text:p>
              <text:p text:style-name="psCode"><text:span text:style-name="tsDiag">------------------------------------------------------------</text:span></text:p>
              <text:p text:style-name="psCode"><text:span text:style-name="tsDiag">IPv4 only | family="ipv4"</text:span></text:p>
              <text:p text:style-name="psCode"><text:span text:style-name="tsDiag">Source IP match | source address="..."</text:span></text:p>
              <text:p text:style-name="psCode"><text:span text:style-name="tsDiag">Source IP negate | source NOT address="..."</text:span></text:p>
              <text:p text:style-name="psCode"><text:span text:style-name="tsDiag">Log + action | log prefix="..." accept</text:span></text:p>
              <text:p text:style-name="psCode"><text:span text:style-name="tsDiag">Rate limit logging | log ... limit value="3/m"</text:span></text:p>
              <text:p text:style-name="psCode"><text:span text:style-name="tsDiag">Priority ordering | priority="-200"</text:span></text:p>
              <text:p text:style-name="psCode"><text:span text:style-name="tsDiag">Temporary rule | --timeout=2h</text:span></text:p>
              <text:p text:style-name="psCode"><text:span text:style-name="tsDiag">TCP fast-fail | reject type="tcp-reset"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styles/>
  <office:automatic-styles>
    <style:page-layout style:name="Widescreen">
      <style:page-layout-properties fo:page-width="33.87cm" fo:page-height="19.05cm" style:print-orientation="landscape" fo:margin-left="0cm" fo:margin-right="0cm" fo:margin-top="0cm" fo:margin-bottom="0cm"/>
    </style:page-layout>
  </office:automatic-styles>
  <office:master-styles>
    <style:master-page style:name="RHELDark" style:page-layout-name="Widescreen" style:display-name="RHEL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